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8.428cm"/>
    </style:style>
    <style:style style:name="co21" style:family="table-column">
      <style:table-column-properties fo:break-before="auto" style:column-width="5.722cm"/>
    </style:style>
    <style:style style:name="co22" style:family="table-column">
      <style:table-column-properties fo:break-before="auto" style:column-width="5.055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8.324cm"/>
    </style:style>
    <style:style style:name="co28" style:family="table-column">
      <style:table-column-properties fo:break-before="auto" style:column-width="9.573cm"/>
    </style:style>
    <style:style style:name="co29" style:family="table-column">
      <style:table-column-properties fo:break-before="auto" style:column-width="7.214cm"/>
    </style:style>
    <style:style style:name="co30" style:family="table-column">
      <style:table-column-properties fo:break-before="auto" style:column-width="8.562cm"/>
    </style:style>
    <style:style style:name="co31" style:family="table-column">
      <style:table-column-properties fo:break-before="auto" style:column-width="6.048cm"/>
    </style:style>
    <style:style style:name="co32" style:family="table-column">
      <style:table-column-properties fo:break-before="auto" style:column-width="16.741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5.5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88cm solid #000000" fo:border-right="none" fo:border-top="0.088cm solid #000000"/>
    </style:style>
    <style:style style:name="ce38" style:family="table-cell" style:parent-style-name="Default">
      <style:table-cell-properties fo:border-bottom="none" fo:border-left="0.088cm solid #000000" fo:border-right="none" fo:border-top="none"/>
    </style:style>
    <style:style style:name="ce39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</style:style>
    <style:style style:name="ce42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none" fo:border-top="0.088cm solid #000000"/>
    </style:style>
    <style:style style:name="ce51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7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0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order-bottom="0.088cm solid #000000" fo:background-color="#ffff99" fo:border-left="none" fo:border-right="none" fo:border-top="none"/>
    </style:style>
    <style:style style:name="ce64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88cm solid #000000" fo:background-color="#ffff99" fo:border-left="none" fo:border-right="0.088cm solid #000000" fo:border-top="none"/>
    </style:style>
    <style:style style:name="ce72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0.088cm solid #000000" fo:border-top="0.088cm solid #000000"/>
    </style:style>
    <style:style style:name="ce75" style:family="table-cell" style:parent-style-name="Default">
      <style:table-cell-properties fo:border-bottom="none" fo:border-left="none" fo:border-right="0.088cm solid #000000" fo:border-top="none"/>
    </style:style>
    <style:style style:name="ce76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80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fo:border-left="0.176cm solid #000000" fo:border-right="none" fo:border-top="0.176cm solid #000000"/>
    </style:style>
    <style:style style:name="ce84" style:family="table-cell" style:parent-style-name="Default">
      <style:table-cell-properties fo:border-bottom="none" fo:border-left="0.176cm solid #000000" fo:border-right="none" fo:border-top="none"/>
    </style:style>
    <style:style style:name="ce85" style:family="table-cell" style:parent-style-name="Default">
      <style:table-cell-properties fo:border-bottom="0.176cm solid #000000" fo:border-left="0.176cm solid #000000" fo:border-right="none" fo:border-top="none"/>
    </style:style>
    <style:style style:name="ce8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none" fo:border-left="none" fo:border-right="none" fo:border-top="0.176cm solid #000000"/>
    </style:style>
    <style:style style:name="ce88" style:family="table-cell" style:parent-style-name="Default">
      <style:table-cell-properties fo:background-color="#66ffff"/>
    </style:style>
    <style:style style:name="ce89" style:family="table-cell" style:parent-style-name="Default">
      <style:table-cell-properties fo:border-bottom="0.176cm solid #000000" fo:border-left="none" fo:border-right="none" fo:border-top="none"/>
    </style:style>
    <style:style style:name="ce9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33ff99"/>
    </style:style>
    <style:style style:name="ce9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88cm solid #000000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176cm solid #000000" fo:border-right="none" fo:border-top="0.176cm solid #000000"/>
      <style:paragraph-properties fo:text-align="center" fo:margin-left="0cm"/>
      <style:text-properties fo:font-size="24pt" style:font-size-asian="24pt" style:font-size-complex="24pt"/>
    </style:style>
    <style:style style:name="ce100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66ffff" fo:border-left="0.088cm solid #000000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66ffff" fo:border-left="0.088cm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ackground-color="#66ffff" fo:border-left="none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>
      <style:table-cell-properties fo:border-bottom="0.088cm solid #000000" fo:background-color="#ff3333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12" style:family="table-cell" style:parent-style-name="Default">
      <style:table-cell-properties fo:background-color="#ff3333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/>
      <style:paragraph-properties fo:margin-left="0cm"/>
    </style:style>
    <style:style style:name="ce115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16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66ffff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fo:background-color="#00cc33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ff3333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order-bottom="0.002cm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4" style:family="table-cell" style:parent-style-name="Default">
      <style:table-cell-properties fo:border-bottom="none" fo:border-left="none" fo:border-right="0.176cm solid #000000" fo:border-top="0.176cm solid #000000"/>
    </style:style>
    <style:style style:name="ce135" style:family="table-cell" style:parent-style-name="Default">
      <style:table-cell-properties fo:border-bottom="none" fo:border-left="none" fo:border-right="0.176cm solid #000000" fo:border-top="none"/>
    </style:style>
    <style:style style:name="ce136" style:family="table-cell" style:parent-style-name="Default">
      <style:table-cell-properties fo:border-bottom="0.176cm solid #000000" fo:border-left="none" fo:border-right="0.176cm solid #000000" fo:border-top="non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22"/>
        <table:table-column table:style-name="co4" table:default-cell-style-name="ce2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4"/>
        <table:table-column table:style-name="co19" table:default-cell-style-name="Default"/>
        <table:table-column table:style-name="co20" table:default-cell-style-name="ce88"/>
        <table:table-column table:style-name="co21" table:default-cell-style-name="ce95"/>
        <table:table-column table:style-name="co22" table:default-cell-style-name="ce95"/>
        <table:table-column table:style-name="co1" table:default-cell-style-name="ce9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6" table:number-rows-spanned="1">
            <text:p>Aplicación Móvil/Web</text:p>
          </table:table-cell>
          <table:covered-table-cell table:number-columns-repeated="5" table:style-name="ce15"/>
          <table:table-cell table:number-columns-repeated="11"/>
          <table:table-cell table:style-name="ce99" office:value-type="string" table:number-columns-spanned="17" table:number-rows-spanned="1">
            <text:p>COCOMO II</text:p>
          </table:table-cell>
          <table:covered-table-cell table:number-columns-repeated="15" table:style-name="ce87"/>
          <table:covered-table-cell table:style-name="ce134"/>
          <table:table-cell table:number-columns-repeated="6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6" office:value-type="string">
            <text:p>Bajo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27" office:value-type="string">
            <text:p>Total</text:p>
          </table:table-cell>
          <table:table-cell table:style-name="ce46" office:value-type="string">
            <text:p>Comentario</text:p>
          </table:table-cell>
          <table:table-cell/>
          <table:table-cell table:style-name="ce58" office:value-type="string">
            <text:p>Factor de Complejidad</text:p>
          </table:table-cell>
          <table:table-cell table:style-name="ce64" office:value-type="string">
            <text:p>Valor(0-5)</text:p>
          </table:table-cell>
          <table:table-cell/>
          <table:table-cell table:style-name="ce3" office:value-type="string">
            <text:p>Lenguaje</text:p>
          </table:table-cell>
          <table:table-cell table:style-name="ce27" office:value-type="string">
            <text:p>LOC</text:p>
          </table:table-cell>
          <table:table-cell table:style-name="ce2" office:value-type="string">
            <text:p>KLOC</text:p>
          </table:table-cell>
          <table:table-cell table:style-name="ce3" office:value-type="string">
            <text:p>Lenguaje</text:p>
          </table:table-cell>
          <table:table-cell table:style-name="ce27" office:value-type="string">
            <text:p>LOC/PF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.591cm" draw:caption-point-x="-0.61cm" draw:caption-point-y="1.365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35" office:value-type="float" office:value="2">
            <text:p>2</text:p>
          </table:table-cell>
          <table:table-cell table:style-name="ce47">
            <office:annotation draw:style-name="gr3" draw:text-style-name="P2" svg:width="2.899cm" svg:height="1.781cm" svg:x="31.468cm" svg:y="0.591cm" draw:caption-point-x="-0.61cm" draw:caption-point-y="1.365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59" office:value-type="string">
            <text:p>Comunicación de Datos</text:p>
          </table:table-cell>
          <table:table-cell table:style-name="ce31" office:value-type="float" office:value="0">
            <text:p>0</text:p>
          </table:table-cell>
          <table:table-cell table:style-name="ce46" office:value-type="string">
            <text:p>PFSA</text:p>
          </table:table-cell>
          <table:table-cell table:style-name="ce22" office:value-type="string">
            <text:p>Assembler</text:p>
          </table:table-cell>
          <table:table-cell table:style-name="ce81" table:formula="of:=VLOOKUP([.L4];[.O3:.P27];2;0)*[.J20]" office:value-type="float" office:value="20448">
            <text:p>20448</text:p>
          </table:table-cell>
          <table:table-cell table:style-name="ce82" table:formula="of:=[.M4]/1000" office:value-type="float" office:value="20.448">
            <text:p>20,45</text:p>
          </table:table-cell>
          <table:table-cell table:style-name="ce92" office:value-type="string">
            <text:p>ASP</text:p>
          </table:table-cell>
          <table:table-cell table:style-name="ce33" office:value-type="float" office:value="56">
            <text:p>56</text:p>
          </table:table-cell>
          <table:table-cell table:number-columns-repeated="3"/>
          <table:table-cell table:style-name="ce100" office:value-type="string" table:number-columns-spanned="2" table:number-rows-spanned="1">
            <text:p>Distribución del Esfuerzo</text:p>
          </table:table-cell>
          <table:covered-table-cell table:style-name="ce101"/>
          <table:table-cell table:style-name="ce100" office:value-type="string" table:number-columns-spanned="5" table:number-rows-spanned="1">
            <text:p>Tamaño del producto(KDSI)</text:p>
          </table:table-cell>
          <table:covered-table-cell table:number-columns-repeated="3" table:style-name="ce101"/>
          <table:covered-table-cell table:style-name="ce88"/>
          <table:table-cell/>
          <table:table-cell table:style-name="ce101" office:value-type="string">
            <text:p>Modificadores del coste de desarrollo</text:p>
          </table:table-cell>
          <table:table-cell table:style-name="ce101" office:value-type="string">
            <text:p>Muy bajo</text:p>
          </table:table-cell>
          <table:table-cell table:style-name="ce101" office:value-type="string">
            <text:p>Bajo</text:p>
          </table:table-cell>
          <table:table-cell table:style-name="ce101" office:value-type="string">
            <text:p>Nominal</text:p>
          </table:table-cell>
          <table:table-cell table:style-name="ce101" office:value-type="string">
            <text:p>Alto</text:p>
          </table:table-cell>
          <table:table-cell table:style-name="ce101" office:value-type="string">
            <text:p>Muy Alto</text:p>
          </table:table-cell>
          <table:table-cell table:style-name="ce101" office:value-type="string">
            <text:p>Extra Alt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884cm" draw:caption-point-x="-0.61cm" draw:caption-point-y="1.523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5" draw:text-style-name="P2" svg:width="2.899cm" svg:height="2.571cm" svg:x="31.468cm" svg:y="0.884cm" draw:caption-point-x="-0.61cm" draw:caption-point-y="1.523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59" office:value-type="string">
            <text:p>Proceso distribuido</text:p>
          </table:table-cell>
          <table:table-cell table:style-name="ce65" office:value-type="float" office:value="1">
            <text:p>1</text:p>
          </table:table-cell>
          <table:table-cell table:style-name="ce72" office:value-type="string">
            <text:p>PFA</text:p>
          </table:table-cell>
          <table:table-cell table:style-name="ce12" office:value-type="string">
            <text:p>Query</text:p>
          </table:table-cell>
          <table:table-cell table:style-name="ce81" table:formula="of:=VLOOKUP([.L5];[.O3:.P27];2;0)*[.J21]" office:value-type="float" office:value="1223.04">
            <text:p>1223,04</text:p>
          </table:table-cell>
          <table:table-cell table:style-name="ce82" table:formula="of:=[.M5]/1000" office:value-type="float" office:value="1.22304">
            <text:p>1,22</text:p>
          </table:table-cell>
          <table:table-cell table:style-name="ce92" office:value-type="string">
            <text:p>Assembler</text:p>
          </table:table-cell>
          <table:table-cell table:style-name="ce33" office:value-type="float" office:value="213">
            <text:p>213</text:p>
          </table:table-cell>
          <table:table-cell table:number-columns-repeated="3"/>
          <table:table-cell table:style-name="ce101" office:value-type="string">
            <text:p>Modo</text:p>
          </table:table-cell>
          <table:table-cell table:style-name="ce101" office:value-type="string">
            <text:p>Fases</text:p>
          </table:table-cell>
          <table:table-cell table:style-name="ce101" office:value-type="float" office:value="2">
            <text:p>2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32">
            <text:p>32</text:p>
          </table:table-cell>
          <table:table-cell table:style-name="ce101" office:value-type="float" office:value="128">
            <text:p>128</text:p>
          </table:table-cell>
          <table:table-cell table:style-name="ce101" office:value-type="float" office:value="512">
            <text:p>512</text:p>
          </table:table-cell>
          <table:table-cell/>
          <table:table-cell table:style-name="ce101" office:value-type="string">
            <text:p>Atributos del Producto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336cm" draw:caption-point-x="-0.61cm" draw:caption-point-y="1.523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2">
            <text:p>2</text:p>
          </table:table-cell>
          <table:table-cell table:style-name="ce48">
            <office:annotation draw:style-name="gr7" draw:text-style-name="P2" svg:width="2.899cm" svg:height="2.176cm" svg:x="31.468cm" svg:y="1.336cm" draw:caption-point-x="-0.61cm" draw:caption-point-y="1.523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59" office:value-type="string">
            <text:p>Rendimiento</text:p>
          </table:table-cell>
          <table:table-cell table:style-name="ce31" office:value-type="float" office:value="2">
            <text:p>2</text:p>
          </table:table-cell>
          <table:table-cell table:number-columns-repeated="4"/>
          <table:table-cell table:style-name="ce92" office:value-type="string">
            <text:p>C</text:p>
          </table:table-cell>
          <table:table-cell table:style-name="ce33" office:value-type="float" office:value="148">
            <text:p>148</text:p>
          </table:table-cell>
          <table:table-cell table:number-columns-repeated="3"/>
          <table:table-cell table:style-name="ce102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6">
            <text:p>6</text:p>
          </table:table-cell>
          <table:table-cell table:style-name="ce95" office:value-type="float" office:value="6">
            <text:p>6</text:p>
          </table:table-cell>
          <table:table-cell table:style-name="ce95"/>
          <table:table-cell/>
          <table:table-cell table:style-name="ce95" office:value-type="string">
            <text:p>RELY Confiabilidad requerida del software</text:p>
          </table:table-cell>
          <table:table-cell table:style-name="ce95" office:value-type="float" office:value="0.75">
            <text:p>0,75</text:p>
          </table:table-cell>
          <table:table-cell table:style-name="ce95" office:value-type="float" office:value="0.88">
            <text:p>0,88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4">
            <text:p>1,4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788cm" draw:caption-point-x="-0.61cm" draw:caption-point-y="1.523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8" draw:text-style-name="P2" svg:width="2.899cm" svg:height="10.866cm" svg:x="31.468cm" svg:y="1.935cm" draw:caption-point-x="-0.61cm" draw:caption-point-y="1.376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59" office:value-type="string">
            <text:p>Configuracion con gran carga de uso</text:p>
          </table:table-cell>
          <table:table-cell table:style-name="ce31" office:value-type="float" office:value="3">
            <text:p>3</text:p>
          </table:table-cell>
          <table:table-cell table:number-columns-repeated="4"/>
          <table:table-cell table:style-name="ce92" office:value-type="string">
            <text:p>Cplusplus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6">
            <text:p>16</text:p>
          </table:table-cell>
          <table:table-cell table:style-name="ce95" office:value-type="float" office:value="16">
            <text:p>16</text:p>
          </table:table-cell>
          <table:table-cell table:style-name="ce95"/>
          <table:table-cell/>
          <table:table-cell table:style-name="ce95" office:value-type="string">
            <text:p>DATA Tamaño de la Base de Datos</text:p>
          </table:table-cell>
          <table:table-cell table:style-name="ce95"/>
          <table:table-cell table:style-name="ce95" office:value-type="float" office:value="0.94">
            <text:p>0,94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8">
            <text:p>1,08</text:p>
          </table:table-cell>
          <table:table-cell table:style-name="ce95" office:value-type="float" office:value="1.16">
            <text:p>1,16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2.239cm" draw:caption-point-x="-0.61cm" draw:caption-point-y="1.523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8">
            <office:annotation draw:style-name="gr7" draw:text-style-name="P2" svg:width="2.899cm" svg:height="2.176cm" svg:x="31.468cm" svg:y="2.239cm" draw:caption-point-x="-0.61cm" draw:caption-point-y="1.523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59" office:value-type="string">
            <text:p>Tasa de Transacciones</text:p>
          </table:table-cell>
          <table:table-cell table:style-name="ce31" office:value-type="float" office:value="4">
            <text:p>4</text:p>
          </table:table-cell>
          <table:table-cell table:number-columns-repeated="4"/>
          <table:table-cell table:style-name="ce92" office:value-type="string">
            <text:p>C#</text:p>
          </table:table-cell>
          <table:table-cell table:style-name="ce33" office:value-type="float" office:value="58">
            <text:p>58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style-name="ce95" office:value-type="float" office:value="59">
            <text:p>59</text:p>
          </table:table-cell>
          <table:table-cell table:style-name="ce95"/>
          <table:table-cell/>
          <table:table-cell table:style-name="ce95" office:value-type="string">
            <text:p>CPLX Complejidad del Producto</text:p>
          </table:table-cell>
          <table:table-cell table:style-name="ce95" office:value-type="float" office:value="0.7">
            <text:p>0,7</text:p>
          </table:table-cell>
          <table:table-cell table:style-name="ce95" office:value-type="float" office:value="0.85">
            <text:p>0,85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3">
            <text:p>1,3</text:p>
          </table:table-cell>
          <table:table-cell table:style-name="ce95" office:value-type="float" office:value="1.65">
            <text:p>1,6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19" table:number-columns-repeated="4"/>
          <table:table-cell table:style-name="ce49"/>
          <table:table-cell/>
          <table:table-cell table:style-name="ce59" office:value-type="string">
            <text:p>Entrada de Datos on-line</text:p>
          </table:table-cell>
          <table:table-cell table:style-name="ce31" office:value-type="float" office:value="5">
            <text:p>5</text:p>
          </table:table-cell>
          <table:table-cell/>
          <table:table-cell table:style-name="ce2" office:value-type="string">
            <text:p>Indicador</text:p>
          </table:table-cell>
          <table:table-cell table:style-name="ce2" office:value-type="string">
            <text:p>Resultado</text:p>
          </table:table-cell>
          <table:table-cell table:style-name="ce2" office:value-type="string">
            <text:p>Unidad</text:p>
          </table:table-cell>
          <table:table-cell table:style-name="ce92" office:value-type="string">
            <text:p>FoxPro</text:p>
          </table:table-cell>
          <table:table-cell table:style-name="ce33" office:value-type="float" office:value="36">
            <text:p>36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ce95" office:value-type="float" office:value="25">
            <text:p>25</text:p>
          </table:table-cell>
          <table:table-cell table:style-name="ce95"/>
          <table:table-cell/>
          <table:table-cell table:style-name="ce101" office:value-type="string">
            <text:p>Atributos del Ordenador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59" office:value-type="string">
            <text:p>Eficiencia con el Usuario Final</text:p>
          </table:table-cell>
          <table:table-cell table:style-name="ce31" office:value-type="float" office:value="0">
            <text:p>0</text:p>
          </table:table-cell>
          <table:table-cell/>
          <table:table-cell table:style-name="ce7" office:value-type="string">
            <text:p>PM_nominal</text:p>
          </table:table-cell>
          <table:table-cell table:style-name="ce82" table:formula="of:=PRODUCT([.M21];[.N4]^[.M17])" office:value-type="float" office:value="70.2894071350573">
            <text:p>70,29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2EE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table-cell table:style-name="ce103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7">
            <text:p>7</text:p>
          </table:table-cell>
          <table:table-cell table:number-columns-repeated="2" table:style-name="ce95" office:value-type="float" office:value="7">
            <text:p>7</text:p>
          </table:table-cell>
          <table:table-cell/>
          <table:table-cell table:style-name="ce95" office:value-type="string">
            <text:p>TIME Restricciones del tiempo de ejecución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1.11">
            <text:p>1,11</text:p>
          </table:table-cell>
          <table:table-cell table:style-name="ce95" office:value-type="float" office:value="1.3">
            <text:p>1,3</text:p>
          </table:table-cell>
          <table:table-cell table:style-name="ce95" office:value-type="float" office:value="1.66">
            <text:p>1,6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2" table:number-rows-spanned="1">
            <text:p>Información adicional del proyecto</text:p>
          </table:table-cell>
          <table:covered-table-cell table:style-name="ce20"/>
          <table:table-cell table:style-name="Default"/>
          <table:table-cell table:number-columns-repeated="4"/>
          <table:table-cell table:style-name="ce59" office:value-type="string">
            <text:p>Actualizaciones on-line</text:p>
          </table:table-cell>
          <table:table-cell table:style-name="ce31" office:value-type="float" office:value="1">
            <text:p>1</text:p>
          </table:table-cell>
          <table:table-cell/>
          <table:table-cell table:style-name="ce7" office:value-type="string">
            <text:p>PM_estimado</text:p>
          </table:table-cell>
          <table:table-cell table:style-name="ce82" table:formula="of:=PRODUCT([.M10];[.X101])" office:value-type="float" office:value="180.032626108303">
            <text:p>180,03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ava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7">
            <text:p>17</text:p>
          </table:table-cell>
          <table:table-cell table:number-columns-repeated="2" table:style-name="ce95" office:value-type="float" office:value="17">
            <text:p>17</text:p>
          </table:table-cell>
          <table:table-cell/>
          <table:table-cell table:style-name="ce95" office:value-type="string">
            <text:p>STOR Restric. En almacenamiento principal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1.06">
            <text:p>1,06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56">
            <text:p>1,5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Número de clientes máximos</text:p>
          </table:table-cell>
          <table:table-cell table:style-name="ce7" office:value-type="string">
            <text:p>2^24</text:p>
          </table:table-cell>
          <table:table-cell table:style-name="Default"/>
          <table:table-cell table:number-columns-repeated="4"/>
          <table:table-cell table:style-name="ce59" office:value-type="string">
            <text:p>Procesamiento complejo</text:p>
          </table:table-cell>
          <table:table-cell table:style-name="ce31" office:value-type="float" office:value="2">
            <text:p>2</text:p>
          </table:table-cell>
          <table:table-cell/>
          <table:table-cell table:style-name="ce7" office:value-type="string">
            <text:p>PM_estimado_sin_SCED</text:p>
          </table:table-cell>
          <table:table-cell table:style-name="ce82" table:formula="of:=PRODUCT([.M10];[.X102])" office:value-type="float" office:value="125.896941334478">
            <text:p>125,9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avaScript</text:p>
          </table:table-cell>
          <table:table-cell table:style-name="ce33" office:value-type="float" office:value="54">
            <text:p>54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52">
            <text:p>52</text:p>
          </table:table-cell>
          <table:table-cell/>
          <table:table-cell table:style-name="ce95" office:value-type="string">
            <text:p>VIRT Volatilidad de la máquina virtual</text:p>
          </table:table-cell>
          <table:table-cell table:style-name="ce95"/>
          <table:table-cell table:style-name="ce95" office:value-type="float" office:value="0.87">
            <text:p>0,8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3">
            <text:p>1,3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Número max de dispositivos por cliente</text:p>
          </table:table-cell>
          <table:table-cell table:style-name="ce7" office:value-type="float" office:value="32">
            <text:p>32</text:p>
          </table:table-cell>
          <table:table-cell table:style-name="Default"/>
          <table:table-cell table:number-columns-repeated="4"/>
          <table:table-cell table:style-name="ce59" office:value-type="string">
            <text:p>Reusabilidad</text:p>
          </table:table-cell>
          <table:table-cell table:style-name="ce31" office:value-type="float" office:value="3">
            <text:p>3</text:p>
          </table:table-cell>
          <table:table-cell/>
          <table:table-cell table:style-name="ce7" office:value-type="string">
            <text:p>EM</text:p>
          </table:table-cell>
          <table:table-cell table:style-name="ce82" table:formula="of:=[.X101]" office:value-type="float" office:value="2.56130522999547">
            <text:p>2,56</text:p>
          </table:table-cell>
          <table:table-cell table:style-name="ce86"/>
          <table:table-cell table:style-name="ce92" office:value-type="string">
            <text:p>JSP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31">
            <text:p>31</text:p>
          </table:table-cell>
          <table:table-cell/>
          <table:table-cell table:style-name="ce95" office:value-type="string">
            <text:p>TURN Tiempo de respuesta del ordenador</text:p>
          </table:table-cell>
          <table:table-cell table:style-name="ce95"/>
          <table:table-cell table:style-name="ce95" office:value-type="float" office:value="0.87">
            <text:p>0,8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7">
            <text:p>1,07</text:p>
          </table:table-cell>
          <table:table-cell table:style-name="ce95" office:value-type="float" office:value="1.15">
            <text:p>1,15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Medidas por dispositivo</text:p>
          </table:table-cell>
          <table:table-cell table:style-name="ce7" office:value-type="string">
            <text:p>370 medidas por dispositivo</text:p>
          </table:table-cell>
          <table:table-cell table:style-name="Default"/>
          <table:table-cell table:number-columns-repeated="4"/>
          <table:table-cell table:style-name="ce59" office:value-type="string">
            <text:p>Facillidad de instalación</text:p>
          </table:table-cell>
          <table:table-cell table:style-name="ce31" office:value-type="float" office:value="4">
            <text:p>4</text:p>
          </table:table-cell>
          <table:table-cell/>
          <table:table-cell table:style-name="ce7" office:value-type="string">
            <text:p>EM_sin_SCED</text:p>
          </table:table-cell>
          <table:table-cell table:style-name="ce82" table:formula="of:=[.X102]" office:value-type="float" office:value="1.79112253845837">
            <text:p>1,79</text:p>
          </table:table-cell>
          <table:table-cell table:style-name="ce86"/>
          <table:table-cell table:style-name="ce92" office:value-type="string">
            <text:p>.NET</text:p>
          </table:table-cell>
          <table:table-cell table:style-name="ce33" office:value-type="float" office:value="60">
            <text:p>60</text:p>
          </table:table-cell>
          <table:table-cell table:number-columns-repeated="3"/>
          <table:table-cell table:style-name="ce103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8">
            <text:p>8</text:p>
          </table:table-cell>
          <table:table-cell table:number-columns-repeated="2" table:style-name="ce95" office:value-type="float" office:value="8">
            <text:p>8</text:p>
          </table:table-cell>
          <table:table-cell/>
          <table:table-cell table:style-name="ce101" office:value-type="string">
            <text:p>Atributos del Personal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ce7" office:value-type="string">
            <text:p>Nº clientes Base de datos de Clientes VIP</text:p>
          </table:table-cell>
          <table:table-cell table:style-name="ce7" office:value-type="string">
            <text:p>2^24</text:p>
          </table:table-cell>
          <table:table-cell table:style-name="Default"/>
          <table:table-cell table:number-columns-repeated="4"/>
          <table:table-cell table:style-name="ce59" office:value-type="string">
            <text:p>Facilidad de Operación</text:p>
          </table:table-cell>
          <table:table-cell table:style-name="ce31" office:value-type="float" office:value="5">
            <text:p>5</text:p>
          </table:table-cell>
          <table:table-cell table:number-columns-repeated="4"/>
          <table:table-cell table:style-name="ce92" office:value-type="string">
            <text:p>Perl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covered-table-cell table:style-name="ce103"/>
          <table:table-cell office:value-type="string">
            <text:p>Diseño del producto</text:p>
          </table:table-cell>
          <table:table-cell table:number-columns-repeated="3" office:value-type="float" office:value="18">
            <text:p>18</text:p>
          </table:table-cell>
          <table:table-cell table:number-columns-repeated="2" table:style-name="ce95" office:value-type="float" office:value="18">
            <text:p>18</text:p>
          </table:table-cell>
          <table:table-cell/>
          <table:table-cell table:style-name="ce95" office:value-type="string">
            <text:p>ACAP Capacidad de los analistas</text:p>
          </table:table-cell>
          <table:table-cell table:style-name="ce95" office:value-type="float" office:value="1.46">
            <text:p>1,46</text:p>
          </table:table-cell>
          <table:table-cell table:style-name="ce95" office:value-type="float" office:value="1.19">
            <text:p>1,19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86">
            <text:p>0,86</text:p>
          </table:table-cell>
          <table:table-cell table:style-name="ce95" office:value-type="float" office:value="0.71">
            <text:p>0,71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Número de sensores por dispositivo</text:p>
          </table:table-cell>
          <table:table-cell table:style-name="ce7" office:value-type="float" office:value="5">
            <text:p>5</text:p>
          </table:table-cell>
          <table:table-cell table:style-name="Default"/>
          <table:table-cell table:number-columns-repeated="4"/>
          <table:table-cell table:style-name="ce59" office:value-type="string">
            <text:p>Instalaciones Múltiples</text:p>
          </table:table-cell>
          <table:table-cell table:style-name="ce31" office:value-type="float" office:value="1">
            <text:p>1</text:p>
          </table:table-cell>
          <table:table-cell/>
          <table:table-cell table:style-name="ce7" office:value-type="string">
            <text:p>SCED%=</text:p>
          </table:table-cell>
          <table:table-cell table:style-name="ce82" table:formula="of:=[.X100]" office:value-type="float" office:value="1.43">
            <text:p>1,43</text:p>
          </table:table-cell>
          <table:table-cell table:style-name="ce86"/>
          <table:table-cell table:style-name="ce92" office:value-type="string">
            <text:p>FORTRAN 77</text:p>
          </table:table-cell>
          <table:table-cell table:style-name="ce33" office:value-type="float" office:value="105">
            <text:p>105</text:p>
          </table:table-cell>
          <table:table-cell table:number-columns-repeated="3"/>
          <table:covered-table-cell table:style-name="ce103"/>
          <table:table-cell office:value-type="string">
            <text:p>Programación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style-name="ce95" office:value-type="float" office:value="51">
            <text:p>51</text:p>
          </table:table-cell>
          <table:table-cell table:style-name="ce95" office:value-type="float" office:value="48">
            <text:p>48</text:p>
          </table:table-cell>
          <table:table-cell/>
          <table:table-cell table:style-name="ce95" office:value-type="string">
            <text:p>AEXP Experiencia en la aplicación</text:p>
          </table:table-cell>
          <table:table-cell table:style-name="ce95" office:value-type="float" office:value="1.29">
            <text:p>1,29</text:p>
          </table:table-cell>
          <table:table-cell table:style-name="ce95" office:value-type="float" office:value="1.13">
            <text:p>1,13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2">
            <text:p>0,82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59" office:value-type="string">
            <text:p>Facilidad de Cambios</text:p>
          </table:table-cell>
          <table:table-cell table:style-name="ce31" office:value-type="float" office:value="2">
            <text:p>2</text:p>
          </table:table-cell>
          <table:table-cell/>
          <table:table-cell table:style-name="ce7" office:value-type="string">
            <text:p>B=</text:p>
          </table:table-cell>
          <table:table-cell table:style-name="ce82" table:formula="of:=0.91 + 0.01*[.V118]" office:value-type="float" office:value="1.0518">
            <text:p>1,05</text:p>
          </table:table-cell>
          <table:table-cell table:style-name="ce86"/>
          <table:table-cell table:style-name="ce92" office:value-type="string">
            <text:p>ANSI COBOL 85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covered-table-cell table:style-name="ce103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style-name="ce95" office:value-type="float" office:value="31">
            <text:p>31</text:p>
          </table:table-cell>
          <table:table-cell table:style-name="ce95" office:value-type="float" office:value="34">
            <text:p>34</text:p>
          </table:table-cell>
          <table:table-cell/>
          <table:table-cell table:style-name="ce95" office:value-type="string">
            <text:p>PCAP Capacidad de los programadores</text:p>
          </table:table-cell>
          <table:table-cell table:style-name="ce95" office:value-type="float" office:value="1.42">
            <text:p>1,42</text:p>
          </table:table-cell>
          <table:table-cell table:style-name="ce95" office:value-type="float" office:value="1.17">
            <text:p>1,1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86">
            <text:p>0,86</text:p>
          </table:table-cell>
          <table:table-cell table:style-name="ce95" office:value-type="float" office:value="0.7">
            <text:p>0,7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60" office:value-type="string">
            <text:p>Factor de Complejidad Total (GTI)</text:p>
          </table:table-cell>
          <table:table-cell table:style-name="ce66" table:formula="of:=SUM([.J4:.J17])" office:value-type="float" office:value="33">
            <text:p>33</text:p>
          </table:table-cell>
          <table:table-cell/>
          <table:table-cell table:style-name="ce7" office:value-type="string">
            <text:p>TDEV=</text:p>
          </table:table-cell>
          <table:table-cell table:style-name="ce82" table:formula="of:=PRODUCT(3.67;[.M12]^(0.28+0.2*([.M17]-1.01)); [.M16] )" office:value-type="float" office:value="21.162281094978">
            <text:p>21,16</text:p>
          </table:table-cell>
          <table:table-cell table:style-name="ce86" office:value-type="string">
            <text:p>meses</text:p>
          </table:table-cell>
          <table:table-cell table:style-name="ce92" office:value-type="string">
            <text:p>Pascal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table-cell table:style-name="ce100" office:value-type="string" table:number-columns-spanned="7" table:number-rows-spanned="1">
            <text:p>Distribución del Calendario</text:p>
          </table:table-cell>
          <table:covered-table-cell/>
          <table:covered-table-cell table:number-columns-repeated="5" table:style-name="ce88"/>
          <table:table-cell/>
          <table:table-cell table:style-name="ce95" office:value-type="string">
            <text:p>VEXP Experiencia en uso de memoria virtual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">
            <text:p>0,9</text:p>
          </table:table-cell>
          <table:table-cell table:style-name="ce95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3"/>
          <table:table-cell table:style-name="ce61" office:value-type="string">
            <office:annotation draw:style-name="gr10" draw:text-style-name="P3" svg:width="2.899cm" svg:height="1.386cm" svg:x="41.133cm" svg:y="7.207cm" draw:caption-point-x="-0.61cm" draw:caption-point-y="1.523cm">
              <dc:date>2019-03-15T00:00:00</dc:date>
              <text:p text:style-name="P3"><text:span text:style-name="T3">Ajuste de Complejidad Técnica</text:span></text:p>
            </office:annotation>
            <text:p>VFA</text:p>
          </table:table-cell>
          <table:table-cell table:style-name="ce61" table:formula="of:=[.J18]*0.01 +0.65" office:value-type="float" office:value="0.98">
            <text:p>0,98</text:p>
          </table:table-cell>
          <table:table-cell table:number-columns-repeated="4"/>
          <table:table-cell table:style-name="ce92" office:value-type="string">
            <text:p>PL/I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1" office:value-type="string">
            <text:p>Modo</text:p>
          </table:table-cell>
          <table:table-cell table:style-name="ce101" office:value-type="string">
            <text:p>Fases</text:p>
          </table:table-cell>
          <table:table-cell table:style-name="ce101" office:value-type="string">
            <text:p>S-2</text:p>
          </table:table-cell>
          <table:table-cell table:style-name="ce101" office:value-type="string">
            <text:p>Y-8</text:p>
          </table:table-cell>
          <table:table-cell table:style-name="ce101" office:value-type="string">
            <text:p>M-32</text:p>
          </table:table-cell>
          <table:table-cell table:style-name="ce101" office:value-type="string">
            <text:p>G128</text:p>
          </table:table-cell>
          <table:table-cell table:style-name="ce101" office:value-type="string">
            <text:p>E-512</text:p>
          </table:table-cell>
          <table:table-cell/>
          <table:table-cell table:style-name="ce95" office:value-type="string">
            <text:p>LEXP Experiencia en lenguage de programación</text:p>
          </table:table-cell>
          <table:table-cell table:style-name="ce95" office:value-type="float" office:value="1.14">
            <text:p>1,14</text:p>
          </table:table-cell>
          <table:table-cell table:style-name="ce95" office:value-type="float" office:value="1.07">
            <text:p>1,0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5">
            <text:p>0,95</text:p>
          </table:table-cell>
          <table:table-cell table:style-name="ce95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61" office:value-type="string">
            <office:annotation draw:style-name="gr3" draw:text-style-name="P2" svg:width="2.899cm" svg:height="1.781cm" svg:x="41.133cm" svg:y="7.659cm" draw:caption-point-x="-0.61cm" draw:caption-point-y="1.523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SA</text:p>
          </table:table-cell>
          <table:table-cell table:style-name="ce61" table:formula="of:=[.K82]+[.K70]+[.K56]+[.K39]+[.K37]" office:value-type="float" office:value="96">
            <text:p>96</text:p>
          </table:table-cell>
          <table:table-cell table:style-name="ce73"/>
          <table:table-cell table:number-columns-repeated="3"/>
          <table:table-cell table:style-name="ce92" office:value-type="string">
            <text:p>Modula 2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2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95" office:value-type="float" office:value="13">
            <text:p>13</text:p>
          </table:table-cell>
          <table:table-cell table:style-name="ce95"/>
          <table:table-cell/>
          <table:table-cell table:style-name="ce101" office:value-type="string">
            <text:p>Atributos del Proyecto</text:p>
          </table:table-cell>
          <table:table-cell table:style-name="ce88" table:number-columns-repeated="6"/>
          <table:table-cell table:number-columns-repeated="7"/>
        </table:table-row>
        <table:table-row table:style-name="ro3">
          <table:table-cell/>
          <table:table-cell table:style-name="Default" table:number-columns-repeated="3"/>
          <table:table-cell table:number-columns-repeated="4"/>
          <table:table-cell table:style-name="ce62" office:value-type="string">
            <text:p>PFA</text:p>
          </table:table-cell>
          <table:table-cell table:style-name="ce62" table:formula="of:=[.J19]*[.J20]" office:value-type="float" office:value="94.08">
            <text:p>94,08</text:p>
          </table:table-cell>
          <table:table-cell/>
          <table:table-cell table:style-name="ce80" office:value-type="string">
            <text:p>A</text:p>
          </table:table-cell>
          <table:table-cell table:style-name="ce22" office:value-type="float" office:value="2.94">
            <text:p>2,94</text:p>
          </table:table-cell>
          <table:table-cell/>
          <table:table-cell table:style-name="ce92" office:value-type="string">
            <text:p>Ada</text:p>
          </table:table-cell>
          <table:table-cell table:style-name="ce33" office:value-type="float" office:value="71">
            <text:p>71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9">
            <text:p>19</text:p>
          </table:table-cell>
          <table:table-cell table:style-name="ce95" office:value-type="float" office:value="19">
            <text:p>19</text:p>
          </table:table-cell>
          <table:table-cell table:style-name="ce95"/>
          <table:table-cell/>
          <table:table-cell table:style-name="ce95" office:value-type="string">
            <text:p>MODP Uso de prácticas modernas de pro.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2">
            <text:p>0,82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8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28"/>
          <table:table-cell table:style-name="ce13" table:number-columns-repeated="2"/>
          <table:table-cell table:number-columns-repeated="7"/>
          <table:table-cell table:style-name="ce92" office:value-type="string">
            <text:p>Prolog</text:p>
          </table:table-cell>
          <table:table-cell table:style-name="ce33" office:value-type="float" office:value="64">
            <text:p>64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style-name="ce95" office:value-type="float" office:value="51">
            <text:p>51</text:p>
          </table:table-cell>
          <table:table-cell table:style-name="ce95"/>
          <table:table-cell/>
          <table:table-cell table:style-name="ce95" office:value-type="string">
            <text:p>TOOL Uso de herramientas software</text:p>
          </table:table-cell>
          <table:table-cell table:style-name="ce95" office:value-type="float" office:value="1.24">
            <text:p>1,24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3">
            <text:p>0,83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9.267cm" draw:caption-point-x="-0.61cm" draw:caption-point-y="1.523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office:annotation draw:style-name="gr11" draw:text-style-name="P2" svg:width="2.899cm" svg:height="0.669cm" svg:x="25.801cm" svg:y="9.267cm" draw:caption-point-x="-0.61cm" draw:caption-point-y="1.523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9"/>
          <table:table-cell table:style-name="ce92" office:value-type="string">
            <text:p>ANSI/Turbo BASIC</text:p>
          </table:table-cell>
          <table:table-cell table:style-name="ce33" office:value-type="float" office:value="64">
            <text:p>64</text:p>
          </table:table-cell>
          <table:table-cell/>
          <table:table-cell/>
          <table:table-cell/>
          <table:covered-table-cell table:style-name="ce88"/>
          <table:table-cell office:value-type="string">
            <text:p>Integración y prueb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5" office:value-type="float" office:value="30">
            <text:p>30</text:p>
          </table:table-cell>
          <table:table-cell table:style-name="ce95"/>
          <table:table-cell/>
          <table:table-cell table:style-name="ce95" office:value-type="string">
            <text:p>SCED Calendario requerido para el desarrollo</text:p>
          </table:table-cell>
          <table:table-cell table:style-name="ce95" office:value-type="float" office:value="1.23">
            <text:p>1,23</text:p>
          </table:table-cell>
          <table:table-cell table:style-name="ce95" office:value-type="float" office:value="1.08">
            <text:p>1,08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4">
            <text:p>1,04</text:p>
          </table:table-cell>
          <table:table-cell table:style-name="ce95" office:value-type="float" office:value="1.1">
            <text:p>1,1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4">
            <office:annotation draw:style-name="gr10" draw:text-style-name="P4" svg:width="2.899cm" svg:height="1.386cm" svg:x="22.622cm" svg:y="9.718cm" draw:caption-point-x="-0.61cm" draw:caption-point-y="1.523cm">
              <dc:date>2019-03-16T00:00:00</dc:date>
              <text:p text:style-name="P4"><text:span text:style-name="T3">4 atributos * 32dispositivos max = 64</text:span></text:p>
            </office:annotation>
            <text:p>4</text:p>
          </table:table-cell>
          <table:table-cell table:style-name="ce30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Baja">
            <text:p>Baja</text:p>
          </table:table-cell>
          <table:table-cell table:number-columns-repeated="9"/>
          <table:table-cell table:style-name="ce92" office:value-type="string">
            <text:p>Base de Datos</text:p>
          </table:table-cell>
          <table:table-cell table:style-name="ce33" office:value-type="float" office:value="40">
            <text:p>40</text:p>
          </table:table-cell>
          <table:table-cell table:number-columns-repeated="3"/>
          <table:table-cell table:style-name="ce103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31"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Media">
            <text:p>Media</text:p>
          </table:table-cell>
          <table:table-cell table:number-columns-repeated="9"/>
          <table:table-cell table:style-name="ce92" office:value-type="string">
            <text:p>OO por defecto</text:p>
          </table:table-cell>
          <table:table-cell table:style-name="ce33" office:value-type="float" office:value="29">
            <text:p>29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95" office:value-type="float" office:value="27">
            <text:p>27</text:p>
          </table:table-cell>
          <table:table-cell table:style-name="ce95" office:value-type="float" office:value="28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31"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office:value-type="string" office:string-value="Alta">
            <text:p>Alta</text:p>
          </table:table-cell>
          <table:table-cell table:style-name="ce37"/>
          <table:table-cell table:style-name="ce50" table:number-columns-repeated="4"/>
          <table:table-cell table:style-name="ce74"/>
          <table:table-cell table:number-columns-repeated="3"/>
          <table:table-cell table:style-name="ce92" office:value-type="string">
            <text:p>Query</text:p>
          </table:table-cell>
          <table:table-cell table:style-name="ce33" office:value-type="float" office:value="13">
            <text:p>13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ce95" office:value-type="float" office:value="44">
            <text:p>44</text:p>
          </table:table-cell>
          <table:table-cell table:style-name="ce95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style-name="ce11"/>
          <table:table-cell table:number-columns-repeated="2"/>
          <table:table-cell table:style-name="ce31"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8"/>
          <table:table-cell/>
          <table:table-cell table:style-name="ce51" office:value-type="string">
            <text:p>1 a 19 DET</text:p>
          </table:table-cell>
          <table:table-cell table:style-name="ce51" office:value-type="string">
            <text:p>20 a 50 DET</text:p>
          </table:table-cell>
          <table:table-cell table:style-name="ce51" office:value-type="string">
            <text:p>&gt;=51 DET</text:p>
          </table:table-cell>
          <table:table-cell table:style-name="ce75"/>
          <table:table-cell table:number-columns-repeated="3"/>
          <table:table-cell table:style-name="ce93" office:value-type="string">
            <text:p>PL/SQL</text:p>
          </table:table-cell>
          <table:table-cell table:style-name="ce98" office:value-type="float" office:value="47">
            <text:p>47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95" office:value-type="float" office:value="29">
            <text:p>29</text:p>
          </table:table-cell>
          <table:table-cell table:style-name="ce95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8"/>
          <table:table-cell table:style-name="ce51" office:value-type="string">
            <text:p>Complejidad(RET)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50">
            <text:p>50</text:p>
          </table:table-cell>
          <table:table-cell table:style-name="ce51" office:value-type="float" office:value="51">
            <text:p>51</text:p>
          </table:table-cell>
          <table:table-cell table:style-name="ce75"/>
          <table:table-cell table:number-columns-repeated="8"/>
          <table:table-cell table:style-name="ce103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3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7" office:value-type="string">
            <text:p>Baja</text:p>
          </table:table-cell>
          <table:table-cell table:style-name="ce18" office:value-type="string">
            <text:p>Medi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Diseño del producto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38">
            <text:p>38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0" office:value-type="string">
            <text:p>2 – 5</text:p>
          </table:table-cell>
          <table:table-cell table:style-name="ce52" office:value-type="float" office:value="5">
            <text:p>5</text:p>
          </table:table-cell>
          <table:table-cell table:style-name="ce7" office:value-type="string">
            <text:p>Baja</text:p>
          </table:table-cell>
          <table:table-cell table:style-name="ce7" office:value-type="string">
            <text:p>Media</text:p>
          </table:table-cell>
          <table:table-cell table:style-name="ce18" office:value-type="string">
            <text:p>Alt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Programación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39" office:value-type="string">
            <text:p>&gt;=6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Media</text:p>
          </table:table-cell>
          <table:table-cell table:number-columns-repeated="2" table:style-name="ce18" office:value-type="string">
            <text:p>Alt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30">
            <text:p>30</text:p>
          </table:table-cell>
          <table:table-cell table:number-columns-repeated="3"/>
          <table:table-cell table:style-name="ce114"/>
          <table:table-cell table:number-columns-repeated="11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8"/>
          <table:table-cell table:number-columns-repeated="4"/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 table:style-name="ce38"/>
          <table:table-cell table:number-columns-repeated="4"/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6"/>
          <table:covered-table-cell table:style-name="ce27"/>
          <table:table-cell table:style-name="ce38"/>
          <table:table-cell/>
          <table:table-cell table:number-columns-repeated="3" table:style-name="ce2" office:value-type="string">
            <text:p>Clasificación</text:p>
          </table:table-cell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8"/>
          <table:table-cell table:style-name="ce51" office:value-type="string">
            <text:p>Complejidad</text:p>
          </table:table-cell>
          <table:table-cell table:style-name="ce51" office:value-type="string">
            <text:p>Baja</text:p>
          </table:table-cell>
          <table:table-cell table:style-name="ce51" office:value-type="string">
            <text:p>Media</text:p>
          </table:table-cell>
          <table:table-cell table:style-name="ce51" office:value-type="string">
            <text:p>Alta</text:p>
          </table:table-cell>
          <table:table-cell table:style-name="ce76" office:value-type="string">
            <text:p>Total</text:p>
          </table:table-cell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3" draw:text-style-name="P2" svg:width="2.899cm" svg:height="1.781cm" svg:x="22.622cm" svg:y="15.138cm" draw:caption-point-x="-0.61cm" draw:caption-point-y="1.523cm">
              <dc:date>2019-03-16T00:00:00</dc:date>
              <text:p text:style-name="P2"><text:span text:style-name="T3">id_usuario y contraseña</text:span></text:p>
              <text:p text:style-name="P2"><text:span text:style-name="T3"/></text:p>
              <text:p text:style-name="P2"><text:span text:style-name="T3">2</text:span></text:p>
            </office:annotation>
            <text:p>2</text:p>
          </table:table-cell>
          <table:table-cell table:style-name="ce31"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office:value-type="string" office:string-value="Baja">
            <text:p>Baja</text:p>
          </table:table-cell>
          <table:table-cell table:style-name="ce38"/>
          <table:table-cell table:style-name="ce18" office:value-type="string">
            <text:p>ILF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8" office:value-type="float" office:value="15">
            <text:p>15</text:p>
          </table:table-cell>
          <table:table-cell table:style-name="ce75"/>
          <table:table-cell/>
          <table:table-cell table:style-name="ce83"/>
          <table:table-cell table:style-name="ce87" table:number-columns-repeated="5"/>
          <table:table-cell table:number-columns-repeated="2"/>
          <table:table-cell table:style-name="Default" table:number-columns-repeated="4"/>
          <table:table-cell table:number-columns-repeated="17"/>
        </table:table-row>
        <table:table-row table:style-name="ro4">
          <table:table-cell/>
          <table:table-cell office:value-type="string">
            <text:p>N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31"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office:value-type="string" office:string-value="Media">
            <text:p>Media</text:p>
          </table:table-cell>
          <table:table-cell table:style-name="ce38"/>
          <table:table-cell table:style-name="ce22" office:value-type="string">
            <text:p>Cantidad</text:p>
          </table:table-cell>
          <table:table-cell table:style-name="ce22" table:formula="of:=DCOUNTA([.B23:.E32];[.E23];[.H34:.H35])" office:value-type="float" office:value="1">
            <text:p>1</text:p>
          </table:table-cell>
          <table:table-cell table:style-name="ce22" table:formula="of:=DCOUNTA([.B23:.E32];[.E23];[.I34:.I35])" office:value-type="float" office:value="1">
            <text:p>1</text:p>
          </table:table-cell>
          <table:table-cell table:style-name="ce22" table:formula="of:=DCOUNTA([.B23:.E32];[.E23];[.J34:.J35])" office:value-type="float" office:value="1">
            <text:p>1</text:p>
          </table:table-cell>
          <table:table-cell table:style-name="ce77" table:formula="of:=[.H36]*[.H37]+[.I36]*[.I37]+[.J36]*[.J37]" office:value-type="float" office:value="32">
            <text:p>32</text:p>
          </table:table-cell>
          <table:table-cell/>
          <table:table-cell table:style-name="ce84"/>
          <table:table-cell table:style-name="ce88"/>
          <table:table-cell table:style-name="ce94" office:value-type="string" table:number-columns-spanned="2" table:number-rows-spanned="1">
            <text:p>Esfuerzo</text:p>
          </table:table-cell>
          <table:covered-table-cell table:style-name="ce88"/>
          <table:table-cell table:style-name="ce94" office:value-type="string" table:number-columns-spanned="2" table:number-rows-spanned="1">
            <text:p>Calendario</text:p>
          </table:table-cell>
          <table:covered-table-cell table:style-name="ce88"/>
          <table:table-cell/>
          <table:table-cell table:style-name="ce94" office:value-type="string" table:number-columns-spanned="6" table:number-rows-spanned="1">
            <text:p>COCOMO SIN MODIFICADOR DE COSTE ( COCOMO BÁSICO )</text:p>
          </table:table-cell>
          <table:covered-table-cell table:number-columns-repeated="4" table:style-name="Default"/>
          <table:covered-table-cell/>
          <table:table-cell/>
          <table:table-cell table:style-name="ce123" office:value-type="string" table:number-columns-spanned="3" table:number-rows-spanned="1">
            <text:p>Escriba los porcentajes aquí en función de los KDSI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31"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office:value-type="string" office:string-value="Alta">
            <text:p>Alta</text:p>
          </table:table-cell>
          <table:table-cell table:style-name="ce38"/>
          <table:table-cell table:style-name="ce18" office:value-type="string">
            <text:p>EIF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75"/>
          <table:table-cell/>
          <table:table-cell table:style-name="ce84"/>
          <table:table-cell table:style-name="ce88"/>
          <table:table-cell table:style-name="ce88" office:value-type="string">
            <text:p>Foctor</text:p>
          </table:table-cell>
          <table:table-cell table:style-name="ce88" office:value-type="string">
            <text:p>Exponente</text:p>
          </table:table-cell>
          <table:table-cell table:style-name="ce88" office:value-type="string">
            <text:p>Factor</text:p>
          </table:table-cell>
          <table:table-cell table:style-name="ce88" office:value-type="string">
            <text:p>Exponente</text:p>
          </table:table-cell>
          <table:table-cell/>
          <table:table-cell table:style-name="ce94" office:value-type="string">
            <text:p>Modo</text:p>
          </table:table-cell>
          <table:table-cell table:style-name="ce94" office:value-type="string">
            <text:p>Fases</text:p>
          </table:table-cell>
          <table:table-cell table:style-name="ce94" office:value-type="string">
            <text:p>Esfuerzo</text:p>
          </table:table-cell>
          <table:table-cell table:style-name="ce94" office:value-type="string">
            <text:p>Duracion</text:p>
          </table:table-cell>
          <table:table-cell table:style-name="ce94" office:value-type="string">
            <text:p>Personal Medio</text:p>
          </table:table-cell>
          <table:table-cell table:style-name="ce94" office:value-type="string">
            <text:p>Productividad</text:p>
          </table:table-cell>
          <table:table-cell/>
          <table:table-cell table:style-name="ce88" office:value-type="string">
            <text:p>Orgánic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1"/>
          <table:table-cell table:style-name="ce23" office:value-type="string">
            <text:p>Cantidad</text:p>
          </table:table-cell>
          <table:table-cell table:style-name="ce23" table:formula="of:=DCOUNTA([.B35:.E45];[.E35];[.H34:.H35])" office:value-type="float" office:value="1">
            <text:p>1</text:p>
          </table:table-cell>
          <table:table-cell table:style-name="ce23" table:formula="of:=DCOUNTA([.B35:.E45];[.E35];[.I34:.I35])" office:value-type="float" office:value="1">
            <text:p>1</text:p>
          </table:table-cell>
          <table:table-cell table:style-name="ce23" table:formula="of:=DCOUNTA([.B35:.E45];[.E35];[.J34:.J35])" office:value-type="float" office:value="1">
            <text:p>1</text:p>
          </table:table-cell>
          <table:table-cell table:style-name="ce78" table:formula="of:=[.H38]*[.H39]+[.I38]*[.I39]+[.J38]*[.J39]" office:value-type="float" office:value="22">
            <text:p>22</text:p>
          </table:table-cell>
          <table:table-cell/>
          <table:table-cell table:style-name="ce84"/>
          <table:table-cell table:style-name="ce88" office:value-type="string">
            <text:p>Orgánico</text:p>
          </table:table-cell>
          <table:table-cell table:style-name="ce95" office:value-type="float" office:value="2.4">
            <text:p>2,4</text:p>
          </table:table-cell>
          <table:table-cell table:style-name="ce95" office:value-type="float" office:value="1.05">
            <text:p>1,05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8">
            <text:p>0,38</text:p>
          </table:table-cell>
          <table:table-cell/>
          <table:table-cell table:style-name="ce103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formula="of:=[.O39]*([.N4]^[.P39])" office:value-type="float" office:value="57.0682585303937">
            <text:p>57,07</text:p>
          </table:table-cell>
          <table:table-cell table:formula="of:=[.Q39]*([.V39]^[.R39])" office:value-type="float" office:value="11.6243844352909">
            <text:p>11,62</text:p>
          </table:table-cell>
          <table:table-cell table:formula="of:=[.V39]/[.W39]" office:value-type="float" office:value="4.90935746731999">
            <text:p>4,91</text:p>
          </table:table-cell>
          <table:table-cell table:style-name="ce95" table:formula="of:=[.R$23]/[.V39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style-name="ce88" office:value-type="string">
            <text:p>Semi-acoplado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1.12">
            <text:p>1,1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5">
            <text:p>0,35</text:p>
          </table:table-cell>
          <table:table-cell/>
          <table:covered-table-cell table:style-name="ce102"/>
          <table:table-cell office:value-type="string">
            <text:p>Planificació y requerimientos</text:p>
          </table:table-cell>
          <table:table-cell table:style-name="ce111" table:formula="of:=[.V$39]*[.AB39]*0.01" office:value-type="float" office:value="3.42409551182362">
            <text:p>3,42</text:p>
          </table:table-cell>
          <table:table-cell table:style-name="ce111" table:formula="of:=[.W$39]*[.AC39]*0.01" office:value-type="float" office:value="1.278682287882">
            <text:p>1,28</text:p>
          </table:table-cell>
          <table:table-cell table:formula="of:=[.V40]/[.W40]" office:value-type="float" office:value="2.6778313458109">
            <text:p>2,68</text:p>
          </table:table-cell>
          <table:table-cell table:style-name="ce95" table:formula="of:=[.R$23]/[.V40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style-name="ce88" office:value-type="string">
            <text:p>Empotrado</text:p>
          </table:table-cell>
          <table:table-cell table:style-name="ce95" office:value-type="float" office:value="3.6">
            <text:p>3,6</text:p>
          </table:table-cell>
          <table:table-cell table:style-name="ce95" office:value-type="float" office:value="1.2">
            <text:p>1,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2">
            <text:p>0,32</text:p>
          </table:table-cell>
          <table:table-cell/>
          <table:covered-table-cell table:style-name="ce88"/>
          <table:table-cell office:value-type="string">
            <text:p>Diseño del producto</text:p>
          </table:table-cell>
          <table:table-cell table:style-name="ce111" table:formula="of:=[.V$39]*[.AB40]*0.01" office:value-type="float" office:value="9.130921364863">
            <text:p>9,13</text:p>
          </table:table-cell>
          <table:table-cell table:style-name="ce111" table:formula="of:=[.W$39]*[.AC40]*0.01" office:value-type="float" office:value="2.20863304270527">
            <text:p>2,21</text:p>
          </table:table-cell>
          <table:table-cell table:formula="of:=[.V41]/[.W41]" office:value-type="float" office:value="4.13419576195368">
            <text:p>4,13</text:p>
          </table:table-cell>
          <table:table-cell table:style-name="ce95" table:formula="of:=[.R$23]/[.V41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65">
            <text:p>65</text:p>
          </table:table-cell>
          <table:table-cell table:style-name="ce95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style-name="ce111" table:formula="of:=[.V$39]*[.AB41]*0.01" office:value-type="float" office:value="37.0943680447559">
            <text:p>37,09</text:p>
          </table:table-cell>
          <table:table-cell table:style-name="ce111" table:formula="of:=[.W$39]*[.AC41]*0.01" office:value-type="float" office:value="6.85838681682164">
            <text:p>6,86</text:p>
          </table:table-cell>
          <table:table-cell table:formula="of:=[.V42]/[.W42]" office:value-type="float" office:value="5.40861415891186">
            <text:p>5,41</text:p>
          </table:table-cell>
          <table:table-cell table:style-name="ce95" table:formula="of:=[.R$23]/[.V42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style-name="ce111" table:formula="of:=[.V$39]*[.AB42]*0.01" office:value-type="float" office:value="10.8429691207748">
            <text:p>10,84</text:p>
          </table:table-cell>
          <table:table-cell table:style-name="ce111" table:formula="of:=[.W$39]*[.AC42]*0.01" office:value-type="float" office:value="2.557364575764">
            <text:p>2,56</text:p>
          </table:table-cell>
          <table:table-cell table:formula="of:=[.V43]/[.W43]" office:value-type="float" office:value="4.23989963086727">
            <text:p>4,24</text:p>
          </table:table-cell>
          <table:table-cell table:style-name="ce95" table:formula="of:=[.R$23]/[.V43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style-name="ce31"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3"/>
          <table:table-cell table:number-columns-repeated="6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formula="of:=[.O40]*[.N4]^[.P40]" office:value-type="float" office:value="88.1150702039198">
            <text:p>88,12</text:p>
          </table:table-cell>
          <table:table-cell table:formula="of:=[.Q40]*[.V44]^[.R40]" office:value-type="float" office:value="11.9869191399926">
            <text:p>11,99</text:p>
          </table:table-cell>
          <table:table-cell table:formula="of:=[.V44]/[.W44]" office:value-type="float" office:value="7.3509355635792">
            <text:p>7,35</text:p>
          </table:table-cell>
          <table:table-cell table:style-name="ce95" table:formula="of:=[.R$23]/[.V44]" office:value-type="float" office:value="0">
            <text:p>0</text:p>
          </table:table-cell>
          <table:table-cell/>
          <table:table-cell table:style-name="ce88" office:value-type="string">
            <text:p>Semia-acopl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3"/>
          <table:table-cell table:number-columns-repeated="6"/>
          <table:table-cell table:style-name="ce84"/>
          <table:table-cell table:number-columns-repeated="6"/>
          <table:covered-table-cell table:style-name="ce103"/>
          <table:table-cell office:value-type="string">
            <text:p>Planificació y requerimientos</text:p>
          </table:table-cell>
          <table:table-cell table:formula="of:=[.V$44]*[.AB45]*0.01" office:value-type="float" office:value="6.16805491427439">
            <text:p>6,17</text:p>
          </table:table-cell>
          <table:table-cell table:formula="of:=[.W$44]*[.AC45]*0.01" office:value-type="float" office:value="2.63712221079837">
            <text:p>2,64</text:p>
          </table:table-cell>
          <table:table-cell table:formula="of:=[.V45]/[.W45]" office:value-type="float" office:value="2.33893404295702">
            <text:p>2,34</text:p>
          </table:table-cell>
          <table:table-cell table:style-name="ce95" table:formula="of:=[.R$23]/[.V45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5"/>
          <table:table-cell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Diseño del producto</text:p>
          </table:table-cell>
          <table:table-cell table:formula="of:=[.V$44]*[.AB46]*0.01" office:value-type="float" office:value="14.9795619346664">
            <text:p>14,98</text:p>
          </table:table-cell>
          <table:table-cell table:formula="of:=[.W$44]*[.AC46]*0.01" office:value-type="float" office:value="3.236468167798">
            <text:p>3,24</text:p>
          </table:table-cell>
          <table:table-cell table:formula="of:=[.V46]/[.W46]" office:value-type="float" office:value="4.62836683632764">
            <text:p>4,63</text:p>
          </table:table-cell>
          <table:table-cell table:style-name="ce95" table:formula="of:=[.R$23]/[.V46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28"/>
          <table:table-cell table:style-name="ce13"/>
          <table:table-cell table:style-name="ce3" office:value-type="string">
            <text:p>Complejidad(FTR)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formula="of:=[.V$44]*[.AB47]*0.01" office:value-type="float" office:value="48.4632886121559">
            <text:p>48,46</text:p>
          </table:table-cell>
          <table:table-cell table:formula="of:=[.W$44]*[.AC47]*0.01" office:value-type="float" office:value="5.27424442159675">
            <text:p>5,27</text:p>
          </table:table-cell>
          <table:table-cell table:formula="of:=[.V47]/[.W47]" office:value-type="float" office:value="9.188669454474">
            <text:p>9,19</text:p>
          </table:table-cell>
          <table:table-cell table:style-name="ce95" table:formula="of:=[.R$23]/[.V47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1.148cm" draw:caption-point-x="-0.61cm" draw:caption-point-y="1.523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2" office:value-type="string">
            <text:p>0 - 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formula="of:=[.V$44]*[.AB48]*0.01" office:value-type="float" office:value="24.6722196570975">
            <text:p>24,67</text:p>
          </table:table-cell>
          <table:table-cell table:formula="of:=[.W$44]*[.AC48]*0.01" office:value-type="float" office:value="3.47620655059785">
            <text:p>3,48</text:p>
          </table:table-cell>
          <table:table-cell table:formula="of:=[.V48]/[.W48]" office:value-type="float" office:value="7.09745502690405">
            <text:p>7,1</text:p>
          </table:table-cell>
          <table:table-cell table:style-name="ce95" table:formula="of:=[.R$23]/[.V48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1</text:p>
          </table:table-cell>
          <table:table-cell table:number-columns-repeated="2" office:value-type="float" office:value="1">
            <text:p>1</text:p>
          </table:table-cell>
          <table:table-cell table:style-name="ce31"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2" office:value-type="string">
            <text:p>2 – 3</text:p>
          </table:table-cell>
          <table:table-cell table:style-name="ce42" office:value-type="float" office:value="3">
            <text:p>3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2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formula="of:=[.O41]*[.N4]^[.P41]" office:value-type="float" office:value="134.611915600109">
            <text:p>134,61</text:p>
          </table:table-cell>
          <table:table-cell table:formula="of:=[.Q41]*[.V49]^[.R41]" office:value-type="float" office:value="12.0018095283506">
            <text:p>12</text:p>
          </table:table-cell>
          <table:table-cell table:formula="of:=[.V49]/[.W49]" office:value-type="float" office:value="11.215968332286">
            <text:p>11,22</text:p>
          </table:table-cell>
          <table:table-cell table:style-name="ce95" table:formula="of:=[.R$23]/[.V49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15">
            <office:annotation draw:style-name="gr12" draw:text-style-name="P2" svg:width="2.899cm" svg:height="0.991cm" svg:x="22.622cm" svg:y="22.054cm" draw:caption-point-x="-0.61cm" draw:caption-point-y="1.52cm">
              <dc:date>2019-03-16T00:00:00</dc:date>
              <text:p text:style-name="P2"><text:span text:style-name="T3">3 atrib. * 32 dispositivos</text:span></text:p>
            </office:annotation>
            <text:p>15</text:p>
          </table:table-cell>
          <table:table-cell table:style-name="ce31"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office:value-type="string" office:string-value="Media">
            <text:p>Media</text:p>
          </table:table-cell>
          <table:table-cell table:style-name="ce43" office:value-type="string">
            <text:p>&gt;=4</text:p>
          </table:table-cell>
          <table:table-cell table:style-name="ce43" office:value-type="float" office:value="4">
            <text:p>4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2"/>
          <table:table-cell table:style-name="ce84"/>
          <table:table-cell table:number-columns-repeated="6"/>
          <table:covered-table-cell table:style-name="ce103"/>
          <table:table-cell office:value-type="string">
            <text:p>Planificació y requerimientos</text:p>
          </table:table-cell>
          <table:table-cell table:formula="of:=[.V$49]*[.AB51]*0.01" office:value-type="float" office:value="10.7689532480087">
            <text:p>10,77</text:p>
          </table:table-cell>
          <table:table-cell table:formula="of:=[.W$49]*[.AC51]*0.01" office:value-type="float" office:value="3.36050666793818">
            <text:p>3,36</text:p>
          </table:table-cell>
          <table:table-cell table:formula="of:=[.V50]/[.W50]" office:value-type="float" office:value="3.20456238065314">
            <text:p>3,2</text:p>
          </table:table-cell>
          <table:table-cell table:style-name="ce95" table:formula="of:=[.R$23]/[.V50]" office:value-type="float" office:value="0">
            <text:p>0</text:p>
          </table:table-cell>
          <table:table-cell/>
          <table:table-cell table:style-name="ce88" office:value-type="string">
            <text:p>Empotr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1"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office:value-type="string" office:string-value="Alta">
            <text:p>Alta</text:p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103"/>
          <table:table-cell office:value-type="string">
            <text:p>Diseño del producto</text:p>
          </table:table-cell>
          <table:table-cell table:formula="of:=[.V$49]*[.AB52]*0.01" office:value-type="float" office:value="24.2301448080196">
            <text:p>24,23</text:p>
          </table:table-cell>
          <table:table-cell table:formula="of:=[.W$49]*[.AC52]*0.01" office:value-type="float" office:value="3.8405790490722">
            <text:p>3,84</text:p>
          </table:table-cell>
          <table:table-cell table:formula="of:=[.V51]/[.W51]" office:value-type="float" office:value="6.30898218691087">
            <text:p>6,31</text:p>
          </table:table-cell>
          <table:table-cell table:style-name="ce95" table:formula="of:=[.R$23]/[.V51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103"/>
          <table:table-cell office:value-type="string">
            <text:p>Programación</text:p>
          </table:table-cell>
          <table:table-cell table:formula="of:=[.V$49]*[.AB53]*0.01" office:value-type="float" office:value="76.7287918920621">
            <text:p>76,73</text:p>
          </table:table-cell>
          <table:table-cell table:formula="of:=[.W$49]*[.AC53]*0.01" office:value-type="float" office:value="5.28079619247428">
            <text:p>5,28</text:p>
          </table:table-cell>
          <table:table-cell table:formula="of:=[.V52]/[.W52]" office:value-type="float" office:value="14.5297771577341">
            <text:p>14,53</text:p>
          </table:table-cell>
          <table:table-cell table:style-name="ce95" table:formula="of:=[.R$23]/[.V52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3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84"/>
          <table:table-cell table:number-columns-repeated="6"/>
          <table:covered-table-cell table:style-name="ce103"/>
          <table:table-cell office:value-type="string">
            <text:p>Integración y prueba</text:p>
          </table:table-cell>
          <table:table-cell table:formula="of:=[.V$49]*[.AB54]*0.01" office:value-type="float" office:value="33.6529789000272">
            <text:p>33,65</text:p>
          </table:table-cell>
          <table:table-cell table:formula="of:=[.W$49]*[.AC54]*0.01" office:value-type="float" office:value="2.88043428680415">
            <text:p>2,88</text:p>
          </table:table-cell>
          <table:table-cell table:formula="of:=[.V53]/[.W53]" office:value-type="float" office:value="11.6833003461312">
            <text:p>11,68</text:p>
          </table:table-cell>
          <table:table-cell table:style-name="ce95" table:formula="of:=[.R$23]/[.V53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7">
            <text:p>57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3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16" office:value-type="string">
            <text:p>Alta</text:p>
          </table:table-cell>
          <table:table-cell table:style-name="ce76" office:value-type="string">
            <text:p>Total</text:p>
          </table:table-cell>
          <table:table-cell/>
          <table:table-cell table:style-name="ce84"/>
          <table:table-cell table:number-columns-repeated="7"/>
          <table:table-cell table:style-name="Default" table:number-columns-repeated="4"/>
          <table:table-cell table:number-columns-repeated="2"/>
          <table:table-cell table:style-name="ce88" office:value-type="string">
            <text:p>Integración y prueba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3"/>
          <table:table-cell table:style-name="ce39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number-columns-repeated="2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3"/>
          <table:table-cell table:style-name="ce12" office:value-type="string">
            <text:p>Cantidad</text:p>
          </table:table-cell>
          <table:table-cell table:style-name="ce23" table:formula="of:=DCOUNTA([.B48:.E58];[.E48];[.H53:.H54])" office:value-type="float" office:value="1">
            <text:p>1</text:p>
          </table:table-cell>
          <table:table-cell table:style-name="ce23" table:formula="of:=DCOUNTA([.B48:.E59];[.E48];[.I53:.I54])" office:value-type="float" office:value="1">
            <text:p>1</text:p>
          </table:table-cell>
          <table:table-cell table:style-name="ce23" table:formula="of:=DCOUNTA([.B48:.E59];[.E48];[.J53:.J54])" office:value-type="float" office:value="1">
            <text:p>1</text:p>
          </table:table-cell>
          <table:table-cell table:style-name="ce77" table:formula="of:=[.H55]*[.H56]+[.I55]*[.I56]+[.J55]*[.J56]" office:value-type="float" office:value="16">
            <text:p>16</text:p>
          </table:table-cell>
          <table:table-cell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3" table:number-columns-repeated="6"/>
          <table:table-cell table:style-name="ce56" office:value-type="string">
            <text:p>1 a 4 DET</text:p>
          </table:table-cell>
          <table:table-cell table:style-name="ce56" office:value-type="string">
            <text:p>5 a 15 DET</text:p>
          </table:table-cell>
          <table:table-cell table:style-name="ce69" office:value-type="string">
            <text:p>&gt;=16 DET</text:p>
          </table:table-cell>
          <table:table-cell table:number-columns-repeated="2"/>
          <table:table-cell table:style-name="ce84"/>
          <table:table-cell table:style-name="ce88"/>
          <table:table-cell table:style-name="ce94" office:value-type="string" table:number-columns-spanned="2" table:number-rows-spanned="1">
            <text:p>Esfuerzo</text:p>
          </table:table-cell>
          <table:covered-table-cell table:style-name="ce88"/>
          <table:table-cell table:style-name="ce94" office:value-type="string" table:number-columns-spanned="2" table:number-rows-spanned="1">
            <text:p>Calendario</text:p>
          </table:table-cell>
          <table:covered-table-cell table:style-name="ce88"/>
          <table:table-cell/>
          <table:table-cell table:style-name="ce94" office:value-type="string" table:number-columns-spanned="6" table:number-rows-spanned="1">
            <text:p>COCOMO SIN MODIFICADOR DE COSTE ( COCOMO INTERMEDIO )</text:p>
          </table:table-cell>
          <table:covered-table-cell table:number-columns-repeated="4" table:style-name="Default"/>
          <table:covered-table-cell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style-name="ce8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28"/>
          <table:table-cell/>
          <table:table-cell table:style-name="ce3" office:value-type="string">
            <text:p>Complejidad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5">
            <text:p>15</text:p>
          </table:table-cell>
          <table:table-cell table:style-name="ce27" office:value-type="float" office:value="16">
            <text:p>16</text:p>
          </table:table-cell>
          <table:table-cell table:number-columns-repeated="2"/>
          <table:table-cell table:style-name="ce84"/>
          <table:table-cell table:style-name="ce88"/>
          <table:table-cell table:style-name="ce88" office:value-type="string">
            <text:p>Foctor</text:p>
          </table:table-cell>
          <table:table-cell table:style-name="ce88" office:value-type="string">
            <text:p>Exponente</text:p>
          </table:table-cell>
          <table:table-cell table:style-name="ce88" office:value-type="string">
            <text:p>Factor</text:p>
          </table:table-cell>
          <table:table-cell table:style-name="ce88" office:value-type="string">
            <text:p>Exponente</text:p>
          </table:table-cell>
          <table:table-cell/>
          <table:table-cell table:style-name="ce94" office:value-type="string">
            <text:p>Modo</text:p>
          </table:table-cell>
          <table:table-cell table:style-name="ce94" office:value-type="string">
            <text:p>Fases</text:p>
          </table:table-cell>
          <table:table-cell table:style-name="ce94" office:value-type="string">
            <text:p>Esfuerzo</text:p>
          </table:table-cell>
          <table:table-cell table:style-name="ce94" office:value-type="string">
            <text:p>Duracion</text:p>
          </table:table-cell>
          <table:table-cell table:style-name="ce94" office:value-type="string">
            <text:p>Personal Medio</text:p>
          </table:table-cell>
          <table:table-cell table:style-name="ce94" office:value-type="string">
            <text:p>Productividad</text:p>
          </table:table-cell>
          <table:table-cell/>
          <table:table-cell table:style-name="ce88" office:value-type="string">
            <text:p>Orgánic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471cm" draw:caption-point-x="-0.61cm" draw:caption-point-y="1.523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text:p>Clasificación</text:p>
          </table:table-cell>
          <table:table-cell table:style-name="ce39" office:value-type="string">
            <text:p>0-1 FTR</text:p>
          </table:table-cell>
          <table:table-cell table:style-name="ce39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2"/>
          <table:table-cell table:style-name="ce84"/>
          <table:table-cell table:style-name="ce88" office:value-type="string">
            <text:p>Orgánico</text:p>
          </table:table-cell>
          <table:table-cell table:style-name="ce95" office:value-type="float" office:value="3.2">
            <text:p>3,2</text:p>
          </table:table-cell>
          <table:table-cell table:style-name="ce95" office:value-type="float" office:value="1.05">
            <text:p>1,05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8">
            <text:p>0,38</text:p>
          </table:table-cell>
          <table:table-cell/>
          <table:table-cell table:style-name="ce103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style-name="ce112" table:formula="of:=([.O62]*([.N4]^[.P62]))*[.X101]" office:value-type="float" office:value="194.892305387508">
            <text:p>194,89</text:p>
          </table:table-cell>
          <table:table-cell table:style-name="ce112" table:formula="of:=[.Q62]*([.V62]^[.R62])" office:value-type="float" office:value="18.5379621876448">
            <text:p>18,54</text:p>
          </table:table-cell>
          <table:table-cell table:style-name="ce112" table:formula="of:=[.V62]/[.W62]" office:value-type="float" office:value="10.5131461276472">
            <text:p>10,51</text:p>
          </table:table-cell>
          <table:table-cell table:style-name="ce112" table:formula="of:=[.R$23]/[.V62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27.922cm" draw:caption-point-x="-0.61cm" draw:caption-point-y="1.523cm">
              <dc:date>2019-03-15T00:00:00</dc:date>
              <text:p text:style-name="P2"><text:span text:style-name="T3">Id y clave</text:span></text:p>
            </office:annotation>
            <text:p>1</text:p>
          </table:table-cell>
          <table:table-cell table:style-name="ce31"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39" office:value-type="string">
            <text:p>2 FTR</text:p>
          </table:table-cell>
          <table:table-cell table:style-name="ce39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2"/>
          <table:table-cell table:style-name="ce84"/>
          <table:table-cell table:style-name="ce88" office:value-type="string">
            <text:p>Semi-acoplado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1.12">
            <text:p>1,1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5">
            <text:p>0,35</text:p>
          </table:table-cell>
          <table:table-cell/>
          <table:covered-table-cell table:style-name="ce102"/>
          <table:table-cell office:value-type="string">
            <text:p>Planificació y requerimientos</text:p>
          </table:table-cell>
          <table:table-cell table:style-name="ce111" table:formula="of:=[.V$62]*[.AB62]*0.01" office:value-type="float" office:value="11.6935383232505">
            <text:p>11,69</text:p>
          </table:table-cell>
          <table:table-cell table:style-name="ce111" table:formula="of:=[.W$62]*[.AC62]*0.01" office:value-type="float" office:value="2.03917584064093">
            <text:p>2,04</text:p>
          </table:table-cell>
          <table:table-cell table:formula="of:=[.V63]/[.W63]" office:value-type="float" office:value="5.734443342353">
            <text:p>5,73</text:p>
          </table:table-cell>
          <table:table-cell table:style-name="ce95" table:formula="of:=[.R$23]/[.V63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5">
            <office:annotation draw:style-name="gr11" draw:text-style-name="P2" svg:width="2.899cm" svg:height="0.669cm" svg:x="22.622cm" svg:y="28.416cm" draw:caption-point-x="-0.61cm" draw:caption-point-y="1.523cm">
              <dc:date>2019-03-15T00:00:00</dc:date>
              <text:p text:style-name="P2"><text:span text:style-name="T3">Id y clave</text:span></text:p>
            </office:annotation>
            <text:p>5</text:p>
          </table:table-cell>
          <table:table-cell table:style-name="ce31"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Media">
            <text:p>Media</text:p>
          </table:table-cell>
          <table:table-cell table:style-name="ce44" office:value-type="string">
            <text:p>&gt;=3 FTR</text:p>
          </table:table-cell>
          <table:table-cell table:style-name="ce44" office:value-type="float" office:value="3">
            <text:p>3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2"/>
          <table:table-cell table:style-name="ce84"/>
          <table:table-cell table:style-name="ce88" office:value-type="string">
            <text:p>Empotrado</text:p>
          </table:table-cell>
          <table:table-cell table:style-name="ce95" office:value-type="float" office:value="2.8">
            <text:p>2,8</text:p>
          </table:table-cell>
          <table:table-cell table:style-name="ce95" office:value-type="float" office:value="1.2">
            <text:p>1,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2">
            <text:p>0,32</text:p>
          </table:table-cell>
          <table:table-cell/>
          <table:covered-table-cell table:style-name="ce88"/>
          <table:table-cell office:value-type="string">
            <text:p>Diseño del producto</text:p>
          </table:table-cell>
          <table:table-cell table:style-name="ce111" table:formula="of:=[.V$62]*[.AB63]*0.01" office:value-type="float" office:value="31.1827688620013">
            <text:p>31,18</text:p>
          </table:table-cell>
          <table:table-cell table:style-name="ce111" table:formula="of:=[.W$62]*[.AC63]*0.01" office:value-type="float" office:value="3.52221281565252">
            <text:p>3,52</text:p>
          </table:table-cell>
          <table:table-cell table:formula="of:=[.V64]/[.W64]" office:value-type="float" office:value="8.85317568643972">
            <text:p>8,85</text:p>
          </table:table-cell>
          <table:table-cell table:style-name="ce95" table:formula="of:=[.R$23]/[.V64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65">
            <text:p>65</text:p>
          </table:table-cell>
          <table:table-cell table:style-name="ce95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31"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Alta">
            <text:p>Alta</text:p>
          </table:table-cell>
          <table:table-cell/>
          <table:table-cell table:style-name="ce13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style-name="ce111" table:formula="of:=[.V$62]*[.AB64]*0.01" office:value-type="float" office:value="126.67999850188">
            <text:p>126,68</text:p>
          </table:table-cell>
          <table:table-cell table:style-name="ce111" table:formula="of:=[.W$62]*[.AC64]*0.01" office:value-type="float" office:value="10.9373976907104">
            <text:p>10,94</text:p>
          </table:table-cell>
          <table:table-cell table:formula="of:=[.V65]/[.W65]" office:value-type="float" office:value="11.5822796321537">
            <text:p>11,58</text:p>
          </table:table-cell>
          <table:table-cell table:style-name="ce95" table:formula="of:=[.R$23]/[.V65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>
            <text:p/>
          </table:table-cell>
          <table:table-cell/>
          <table:table-cell table:style-name="ce13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style-name="ce111" table:formula="of:=[.V$62]*[.AB65]*0.01" office:value-type="float" office:value="37.0295380236265">
            <text:p>37,03</text:p>
          </table:table-cell>
          <table:table-cell table:style-name="ce111" table:formula="of:=[.W$62]*[.AC65]*0.01" office:value-type="float" office:value="4.07835168128186">
            <text:p>4,08</text:p>
          </table:table-cell>
          <table:table-cell table:formula="of:=[.V66]/[.W66]" office:value-type="float" office:value="9.07953529205892">
            <text:p>9,08</text:p>
          </table:table-cell>
          <table:table-cell table:style-name="ce95" table:formula="of:=[.R$23]/[.V6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2" table:style-name="ce24"/>
          <table:table-cell table:style-name="ce31"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style-name="ce112" table:formula="of:=([.O63]*([.N4]^[.P63]))*[.X101]" office:value-type="float" office:value="225.689590154717">
            <text:p>225,69</text:p>
          </table:table-cell>
          <table:table-cell table:style-name="ce112" table:formula="of:=[.Q63]*([.V67]^[.R63])" office:value-type="float" office:value="16.6597716134738">
            <text:p>16,66</text:p>
          </table:table-cell>
          <table:table-cell table:style-name="ce112" table:formula="of:=[.V67]/[.W67]" office:value-type="float" office:value="13.5469798380782">
            <text:p>13,55</text:p>
          </table:table-cell>
          <table:table-cell table:style-name="ce112" table:formula="of:=[.R$23]/[.V67]" office:value-type="float" office:value="0">
            <text:p>0</text:p>
          </table:table-cell>
          <table:table-cell/>
          <table:table-cell table:style-name="ce88" office:value-type="string">
            <text:p>Semia-acopl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6" office:value-type="string">
            <text:p>Total</text:p>
          </table:table-cell>
          <table:table-cell/>
          <table:table-cell table:style-name="ce85"/>
          <table:table-cell table:style-name="ce89" table:number-columns-repeated="5"/>
          <table:table-cell/>
          <table:covered-table-cell table:style-name="ce103"/>
          <table:table-cell office:value-type="string">
            <text:p>Planificació y requerimientos</text:p>
          </table:table-cell>
          <table:table-cell table:formula="of:=[.V$67]*[.AB68]*0.01" office:value-type="float" office:value="15.7982713108302">
            <text:p>15,8</text:p>
          </table:table-cell>
          <table:table-cell table:formula="of:=[.W$67]*[.AC68]*0.01" office:value-type="float" office:value="3.66514975496425">
            <text:p>3,67</text:p>
          </table:table-cell>
          <table:table-cell table:formula="of:=[.V68]/[.W68]" office:value-type="float" office:value="4.31040267575215">
            <text:p>4,31</text:p>
          </table:table-cell>
          <table:table-cell table:style-name="ce95" table:formula="of:=[.R$23]/[.V68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39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70" office:value-type="float" office:value="6">
            <text:p>6</text:p>
          </table:table-cell>
          <table:table-cell table:number-columns-repeated="9"/>
          <table:covered-table-cell table:style-name="ce88"/>
          <table:table-cell office:value-type="string">
            <text:p>Diseño del producto</text:p>
          </table:table-cell>
          <table:table-cell table:formula="of:=[.V$67]*[.AB69]*0.01" office:value-type="float" office:value="38.367230326302">
            <text:p>38,37</text:p>
          </table:table-cell>
          <table:table-cell table:formula="of:=[.W$67]*[.AC69]*0.01" office:value-type="float" office:value="4.49813833563794">
            <text:p>4,5</text:p>
          </table:table-cell>
          <table:table-cell table:formula="of:=[.V69]/[.W69]" office:value-type="float" office:value="8.52957989804923">
            <text:p>8,53</text:p>
          </table:table-cell>
          <table:table-cell table:style-name="ce95" table:formula="of:=[.R$23]/[.V69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12" office:value-type="string">
            <text:p>Cantidad</text:p>
          </table:table-cell>
          <table:table-cell table:style-name="ce23" table:formula="of:=DCOUNTA([.B62:.E71];[.E62];[.H67:.H68])" office:value-type="float" office:value="1">
            <text:p>1</text:p>
          </table:table-cell>
          <table:table-cell table:style-name="ce23" table:formula="of:=DCOUNTA([.B62:.E71];[.E62];[.I67:.I68])" office:value-type="float" office:value="1">
            <text:p>1</text:p>
          </table:table-cell>
          <table:table-cell table:style-name="ce32" table:formula="of:=DCOUNTA([.B62:.E71];[.E62];[.J67:.J68])" office:value-type="float" office:value="1">
            <text:p>1</text:p>
          </table:table-cell>
          <table:table-cell table:style-name="ce77" table:formula="of:=[.H69]*[.H70]+[.I69]*[.I70]+[.J69]*[.J70]" office:value-type="float" office:value="13">
            <text:p>13</text:p>
          </table:table-cell>
          <table:table-cell table:number-columns-repeated="8"/>
          <table:covered-table-cell table:style-name="ce88"/>
          <table:table-cell office:value-type="string">
            <text:p>Programación</text:p>
          </table:table-cell>
          <table:table-cell table:formula="of:=[.V$67]*[.AB70]*0.01" office:value-type="float" office:value="124.129274585095">
            <text:p>124,13</text:p>
          </table:table-cell>
          <table:table-cell table:formula="of:=[.W$67]*[.AC70]*0.01" office:value-type="float" office:value="7.33029950992849">
            <text:p>7,33</text:p>
          </table:table-cell>
          <table:table-cell table:formula="of:=[.V70]/[.W70]" office:value-type="float" office:value="16.9337247975977">
            <text:p>16,93</text:p>
          </table:table-cell>
          <table:table-cell table:style-name="ce95" table:formula="of:=[.R$23]/[.V70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3"/>
          <table:table-cell table:number-columns-repeated="12"/>
          <table:covered-table-cell table:style-name="ce88"/>
          <table:table-cell office:value-type="string">
            <text:p>Integración y prueba</text:p>
          </table:table-cell>
          <table:table-cell table:formula="of:=[.V$67]*[.AB71]*0.01" office:value-type="float" office:value="63.1930852433209">
            <text:p>63,19</text:p>
          </table:table-cell>
          <table:table-cell table:formula="of:=[.W$67]*[.AC71]*0.01" office:value-type="float" office:value="4.83133376790742">
            <text:p>4,83</text:p>
          </table:table-cell>
          <table:table-cell table:formula="of:=[.V71]/[.W71]" office:value-type="float" office:value="13.0798426022824">
            <text:p>13,08</text:p>
          </table:table-cell>
          <table:table-cell table:style-name="ce95" table:formula="of:=[.R$23]/[.V71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4"/>
          <table:table-cell/>
          <table:table-cell table:style-name="ce13"/>
          <table:table-cell table:style-name="ce16" office:value-type="string">
            <text:p>1 a 4 DET</text:p>
          </table:table-cell>
          <table:table-cell table:style-name="ce16" office:value-type="string">
            <text:p>5 a 15 DET</text:p>
          </table:table-cell>
          <table:table-cell table:style-name="ce27" office:value-type="string">
            <text:p>&gt;=16 DET</text:p>
          </table:table-cell>
          <table:table-cell table:number-columns-repeated="9"/>
          <table:table-cell table:style-name="ce103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style-name="ce112" table:formula="of:=([.O64]*([.N4]^[.P64]))*[.X101]" office:value-type="float" office:value="268.163936013764">
            <text:p>268,16</text:p>
          </table:table-cell>
          <table:table-cell table:style-name="ce112" table:formula="of:=[.Q64]*([.V72]^[.R64])" office:value-type="float" office:value="14.9633256446022">
            <text:p>14,96</text:p>
          </table:table-cell>
          <table:table-cell table:style-name="ce112" table:formula="of:=[.V72]/[.W72]" office:value-type="float" office:value="17.9214128184465">
            <text:p>17,92</text:p>
          </table:table-cell>
          <table:table-cell table:style-name="ce112" table:formula="of:=[.R$23]/[.V72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28"/>
          <table:table-cell table:style-name="ce45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9"/>
          <table:covered-table-cell table:style-name="ce103"/>
          <table:table-cell office:value-type="string">
            <text:p>Planificació y requerimientos</text:p>
          </table:table-cell>
          <table:table-cell table:formula="of:=[.V$72]*[.AB74]*0.01" office:value-type="float" office:value="21.4531148811011">
            <text:p>21,45</text:p>
          </table:table-cell>
          <table:table-cell table:formula="of:=[.W$72]*[.AC74]*0.01" office:value-type="float" office:value="4.18973118048861">
            <text:p>4,19</text:p>
          </table:table-cell>
          <table:table-cell table:formula="of:=[.V73]/[.W73]" office:value-type="float" office:value="5.1204036624133">
            <text:p>5,12</text:p>
          </table:table-cell>
          <table:table-cell table:style-name="ce95" table:formula="of:=[.R$23]/[.V73]" office:value-type="float" office:value="0">
            <text:p>0</text:p>
          </table:table-cell>
          <table:table-cell/>
          <table:table-cell table:style-name="ce88" office:value-type="string">
            <text:p>Empotr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9" office:value-type="string">
            <text:p>0-1 FTR</text:p>
          </table:table-cell>
          <table:table-cell table:style-name="ce39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9"/>
          <table:covered-table-cell table:style-name="ce103"/>
          <table:table-cell office:value-type="string">
            <text:p>Diseño del producto</text:p>
          </table:table-cell>
          <table:table-cell table:formula="of:=[.V$72]*[.AB75]*0.01" office:value-type="float" office:value="48.2695084824775">
            <text:p>48,27</text:p>
          </table:table-cell>
          <table:table-cell table:formula="of:=[.W$72]*[.AC75]*0.01" office:value-type="float" office:value="4.7882642062727">
            <text:p>4,79</text:p>
          </table:table-cell>
          <table:table-cell table:formula="of:=[.V74]/[.W74]" office:value-type="float" office:value="10.0807947103762">
            <text:p>10,08</text:p>
          </table:table-cell>
          <table:table-cell table:style-name="ce95" table:formula="of:=[.R$23]/[.V74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51cm" draw:caption-point-x="-0.61cm" draw:caption-point-y="1.523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style-name="ce33"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39" office:value-type="string">
            <text:p>2 FTR</text:p>
          </table:table-cell>
          <table:table-cell table:style-name="ce39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9"/>
          <table:covered-table-cell table:style-name="ce103"/>
          <table:table-cell office:value-type="string">
            <text:p>Programación</text:p>
          </table:table-cell>
          <table:table-cell table:formula="of:=[.V$72]*[.AB76]*0.01" office:value-type="float" office:value="152.853443527845">
            <text:p>152,85</text:p>
          </table:table-cell>
          <table:table-cell table:formula="of:=[.W$72]*[.AC76]*0.01" office:value-type="float" office:value="6.58386328362496">
            <text:p>6,58</text:p>
          </table:table-cell>
          <table:table-cell table:formula="of:=[.V75]/[.W75]" office:value-type="float" office:value="23.2163756966239">
            <text:p>23,22</text:p>
          </table:table-cell>
          <table:table-cell table:style-name="ce95" table:formula="of:=[.R$23]/[.V75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122">
            <text:p>122</text:p>
          </table:table-cell>
          <table:table-cell office:value-type="float" office:value="22">
            <office:annotation draw:style-name="gr11" draw:text-style-name="P2" svg:width="2.899cm" svg:height="0.669cm" svg:x="22.622cm" svg:y="33.962cm" draw:caption-point-x="-0.61cm" draw:caption-point-y="1.523cm">
              <dc:date>2019-03-15T00:00:00</dc:date>
              <text:p text:style-name="P2"><text:span text:style-name="T3">id</text:span></text:p>
            </office:annotation>
            <text:p>22</text:p>
          </table:table-cell>
          <table:table-cell table:style-name="ce33"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office:value-type="string" office:string-value="Alta">
            <text:p>Alta</text:p>
          </table:table-cell>
          <table:table-cell table:style-name="ce44" office:value-type="string">
            <text:p>&gt;=3 FTR</text:p>
          </table:table-cell>
          <table:table-cell table:style-name="ce44" office:value-type="float" office:value="3">
            <text:p>3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9"/>
          <table:covered-table-cell table:style-name="ce103"/>
          <table:table-cell office:value-type="string">
            <text:p>Integración y prueba</text:p>
          </table:table-cell>
          <table:table-cell table:formula="of:=[.V$72]*[.AB77]*0.01" office:value-type="float" office:value="67.0409840034409">
            <text:p>67,04</text:p>
          </table:table-cell>
          <table:table-cell table:formula="of:=[.W$72]*[.AC77]*0.01" office:value-type="float" office:value="3.59119815470452">
            <text:p>3,59</text:p>
          </table:table-cell>
          <table:table-cell table:formula="of:=[.V76]/[.W76]" office:value-type="float" office:value="18.6681383525485">
            <text:p>18,67</text:p>
          </table:table-cell>
          <table:table-cell table:style-name="ce95" table:formula="of:=[.R$23]/[.V76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7">
            <text:p>57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3"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5"/>
          <table:table-cell table:style-name="ce13"/>
          <table:table-cell table:number-columns-repeated="13"/>
          <table:table-cell table:style-name="Default" table:number-columns-repeated="4"/>
          <table:table-cell table:number-columns-repeated="2"/>
          <table:table-cell table:style-name="ce88" office:value-type="string">
            <text:p>Integración y prueba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33"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office:value-type="string" office:string-value="Media">
            <text:p>Media</text:p>
          </table:table-cell>
          <table:table-cell table:style-name="ce45"/>
          <table:table-cell table:style-name="ce13"/>
          <table:table-cell table:number-columns-repeated="13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3"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5"/>
          <table:table-cell table:style-name="ce53"/>
          <table:table-cell table:number-columns-repeated="3" table:style-name="ce2" office:value-type="string">
            <text:p>Clasificación</text:p>
          </table:table-cell>
          <table:table-cell table:style-name="ce45"/>
          <table:table-cell table:number-columns-repeated="7"/>
          <table:table-cell table:style-name="ce85"/>
          <table:table-cell table:style-name="ce89" table:number-columns-repeated="15"/>
          <table:table-cell table:style-name="ce136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6" office:value-type="string">
            <text:p>Total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5"/>
          <table:table-cell table:style-name="ce39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70" office:value-type="float" office:value="6">
            <text:p>6</text:p>
          </table:table-cell>
          <table:table-cell table:style-name="ce45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5"/>
          <table:table-cell table:style-name="ce12" office:value-type="string">
            <text:p>Cantidad</text:p>
          </table:table-cell>
          <table:table-cell table:style-name="ce23" table:formula="of:=DCOUNTA([.B97:.E107];[.E97];[.H79:.H80])" office:value-type="float" office:value="1">
            <text:p>1</text:p>
          </table:table-cell>
          <table:table-cell table:style-name="ce23" table:formula="of:=DCOUNTA([.B97:.E107];[.E97];[.I79:.I80])" office:value-type="float" office:value="1">
            <text:p>1</text:p>
          </table:table-cell>
          <table:table-cell table:style-name="ce32" table:formula="of:=DCOUNTA([.B97:.E107];[.E97];[.J79:.J80])" office:value-type="float" office:value="1">
            <text:p>1</text:p>
          </table:table-cell>
          <table:table-cell table:style-name="ce77" table:formula="of:=[.H81]*[.H82]+[.I81]*[.I82]+[.J81]*[.J82]" office:value-type="float" office:value="13">
            <text:p>13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5"/>
          <table:table-cell table:style-name="ce54" table:number-columns-repeated="2"/>
          <table:table-cell table:style-name="ce45" table:number-columns-repeated="3"/>
          <table:table-cell table:number-columns-repeated="2"/>
          <table:table-cell>
            <draw:custom-shape table:end-cell-address="Sheet1.S100" table:end-x="2.288cm" table:end-y="0.219cm" draw:z-index="0" draw:name="Text 3" draw:style-name="gr1" draw:text-style-name="P1" svg:width="22.942cm" svg:height="7.766cm" svg:x="4.543cm" svg:y="0.131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4"/>
          <table:table-cell table:style-name="Default"/>
          <table:table-cell table:style-name="ce104" office:value-type="string">
            <text:p>Category</text:p>
          </table:table-cell>
          <table:table-cell table:style-name="ce107" office:value-type="string">
            <text:p>Factor</text:p>
          </table:table-cell>
          <table:table-cell table:style-name="ce107"/>
          <table:table-cell table:style-name="ce107" office:value-type="string">
            <text:p>Assessment</text:p>
          </table:table-cell>
          <table:table-cell table:style-name="ce119" office:value-type="string">
            <text:p>Parameter</text:p>
          </table:table-cell>
          <table:table-cell table:number-columns-repeated="2"/>
          <table:table-cell table:style-name="ce124" office:value-type="string">
            <text:p>Factor</text:p>
          </table:table-cell>
          <table:table-cell table:style-name="ce125" office:value-type="string">
            <text:p>Muy_Bajo</text:p>
          </table:table-cell>
          <table:table-cell table:style-name="ce128" office:value-type="string">
            <text:p>Bajo</text:p>
          </table:table-cell>
          <table:table-cell table:style-name="ce128" office:value-type="string">
            <text:p>Normal</text:p>
          </table:table-cell>
          <table:table-cell table:style-name="ce128" office:value-type="string">
            <text:p>Alto</text:p>
          </table:table-cell>
          <table:table-cell table:style-name="ce128" office:value-type="string">
            <text:p>Muy_Alto</text:p>
          </table:table-cell>
          <table:table-cell table:style-name="ce131" office:value-type="string">
            <text:p>Extra_Alt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office:value-type="string">
            <text:p>2^24</text:p>
          </table:table-cell>
          <table:table-cell office:value-type="float" office:value="2">
            <text:p>2</text:p>
          </table:table-cell>
          <table:table-cell table:style-name="ce33"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5"/>
          <table:table-cell table:style-name="ce13" table:number-columns-repeated="2"/>
          <table:table-cell table:number-columns-repeated="10"/>
          <table:table-cell table:style-name="Default"/>
          <table:table-cell table:style-name="ce105" office:value-type="string">
            <text:p>Atributos del Producto</text:p>
          </table:table-cell>
          <table:table-cell table:style-name="ce95" office:value-type="string">
            <text:p>RELY</text:p>
          </table:table-cell>
          <table:table-cell table:style-name="ce113"/>
          <table:table-cell table:style-name="ce118" table:content-validation-name="val1" office:value-type="string">
            <text:p>Muy_Bajo</text:p>
          </table:table-cell>
          <table:table-cell table:style-name="ce120" table:formula="of:=HLOOKUP([.W84];[.AA$83:.AG$100];ROW([.U84])-82;0)" office:value-type="float" office:value="0.82">
            <text:p>0,82</text:p>
          </table:table-cell>
          <table:table-cell table:number-columns-repeated="2"/>
          <table:table-cell table:style-name="ce95" office:value-type="string">
            <text:p>RELY</text:p>
          </table:table-cell>
          <table:table-cell table:style-name="ce126" office:value-type="float" office:value="0.82">
            <text:p>0,82</text:p>
          </table:table-cell>
          <table:table-cell table:style-name="ce129" office:value-type="float" office:value="0.92">
            <text:p>0,92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">
            <text:p>1,1</text:p>
          </table:table-cell>
          <table:table-cell table:style-name="ce129" office:value-type="float" office:value="1.26">
            <text:p>1,26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>
            <text:p>N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office:annotation draw:style-name="gr11" draw:text-style-name="P2" svg:width="2.899cm" svg:height="0.669cm" svg:x="22.622cm" svg:y="38.027cm" draw:caption-point-x="-0.61cm" draw:caption-point-y="1.523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4" table:formula="of:=IF(ISBLANK([.B85]);&quot;&quot;;(IF([.C85]&lt;=[.G$48];IF([.D85]&lt;=[.H$47];[.H$48];IF([.D85] &lt;=[.I$47];[.I$48];IF([.D85]&gt;=[.J$47];[.J$48];&quot;Error&quot;)));IF([.C85]&lt;=[.G$49];IF([.D85]&lt;=[.H$47];[.H$49];IF([.D85]&lt;=[.I$47];[.I$49];IF([.D85]&gt;=[.J$47];[.J$49];&quot;Error&quot;)));IF([.C85]&gt;=[.G$50];IF([.D85]&lt;=[.H$47];[.H$50];IF([.D85]&lt;=[.I$47];[.I$50];IF([.D85]&gt;=[.J$47];[.J$50];&quot;Error&quot;))))))))" office:value-type="string" office:string-value="Baja">
            <text:p>Baja</text:p>
          </table:table-cell>
          <table:table-cell table:style-name="ce45"/>
          <table:table-cell table:style-name="ce13"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DATA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85];[.AA$83:.AG$100];ROW([.U85])-82;0)" office:value-type="float" office:value="0.9">
            <text:p>0,9</text:p>
          </table:table-cell>
          <table:table-cell table:number-columns-repeated="2"/>
          <table:table-cell table:style-name="ce95" office:value-type="string">
            <text:p>DATA</text:p>
          </table:table-cell>
          <table:table-cell table:style-name="ce126"/>
          <table:table-cell table:style-name="ce129" office:value-type="float" office:value="0.9">
            <text:p>0,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4">
            <text:p>1,14</text:p>
          </table:table-cell>
          <table:table-cell table:style-name="ce129" office:value-type="float" office:value="1.28">
            <text:p>1,28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alida</text:p>
          </table:table-cell>
          <table:table-cell office:value-type="string">
            <text:p>N2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8.478cm" draw:caption-point-x="-0.61cm" draw:caption-point-y="1.523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4" table:formula="of:=IF(ISBLANK([.B86]);&quot;&quot;;(IF([.C86]&lt;=[.G$48];IF([.D86]&lt;=[.H$47];[.H$48];IF([.D86] &lt;=[.I$47];[.I$48];IF([.D86]&gt;=[.J$47];[.J$48];&quot;Error&quot;)));IF([.C86]&lt;=[.G$49];IF([.D86]&lt;=[.H$47];[.H$49];IF([.D86]&lt;=[.I$47];[.I$49];IF([.D86]&gt;=[.J$47];[.J$49];&quot;Error&quot;)));IF([.C86]&gt;=[.G$50];IF([.D86]&lt;=[.H$47];[.H$50];IF([.D86]&lt;=[.I$47];[.I$50];IF([.D86]&gt;=[.J$47];[.J$50];&quot;Error&quot;))))))))" office:value-type="string" office:string-value="Baja">
            <text:p>Baja</text:p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CPLX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86];[.AA$83:.AG$100];ROW([.U86])-82;0)" office:value-type="float" office:value="1">
            <text:p>1</text:p>
          </table:table-cell>
          <table:table-cell table:number-columns-repeated="2"/>
          <table:table-cell table:style-name="ce95" office:value-type="string">
            <text:p>CPLX</text:p>
          </table:table-cell>
          <table:table-cell table:style-name="ce126" office:value-type="float" office:value="0.73">
            <text:p>0,73</text:p>
          </table:table-cell>
          <table:table-cell table:style-name="ce129" office:value-type="float" office:value="0.87">
            <text:p>0,87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7">
            <text:p>1,17</text:p>
          </table:table-cell>
          <table:table-cell table:style-name="ce129" office:value-type="float" office:value="1.34">
            <text:p>1,34</text:p>
          </table:table-cell>
          <table:table-cell table:style-name="ce132" office:value-type="float" office:value="1.74">
            <text:p>1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style-name="ce34" table:formula="of:=IF(ISBLANK([.B87]);&quot;&quot;;(IF([.C87]&lt;=[.G$48];IF([.D87]&lt;=[.H$47];[.H$48];IF([.D87] &lt;=[.I$47];[.I$48];IF([.D87]&gt;=[.J$47];[.J$48];&quot;Error&quot;)));IF([.C87]&lt;=[.G$49];IF([.D87]&lt;=[.H$47];[.H$49];IF([.D87]&lt;=[.I$47];[.I$49];IF([.D87]&gt;=[.J$47];[.J$49];&quot;Error&quot;)));IF([.C87]&gt;=[.G$50];IF([.D87]&lt;=[.H$47];[.H$50];IF([.D87]&lt;=[.I$47];[.I$50];IF([.D87]&gt;=[.J$47];[.J$50];&quot;Error&quot;))))))))">
            <text:p/>
          </table:table-cell>
          <table:table-cell table:style-name="ce45"/>
          <table:table-cell table:style-name="ce3"/>
          <table:table-cell table:style-name="ce16" table:number-columns-repeated="2"/>
          <table:table-cell table:style-name="ce27"/>
          <table:table-cell table:number-columns-repeated="8"/>
          <table:table-cell table:style-name="Default"/>
          <table:table-cell table:style-name="ce38"/>
          <table:table-cell table:style-name="ce95" office:value-type="string">
            <text:p>RUSE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87];[.AA$83:.AG$100];ROW([.U87])-82;0)" office:value-type="float" office:value="1.07">
            <text:p>1,07</text:p>
          </table:table-cell>
          <table:table-cell table:number-columns-repeated="2"/>
          <table:table-cell table:style-name="ce95" office:value-type="string">
            <text:p>RUSE</text:p>
          </table:table-cell>
          <table:table-cell table:style-name="ce126"/>
          <table:table-cell table:style-name="ce129" office:value-type="float" office:value="0.95">
            <text:p>0,95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07">
            <text:p>1,07</text:p>
          </table:table-cell>
          <table:table-cell table:style-name="ce129" office:value-type="float" office:value="1.15">
            <text:p>1,15</text:p>
          </table:table-cell>
          <table:table-cell table:style-name="ce132" office:value-type="float" office:value="1.24">
            <text:p>1,2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office:value-type="string">
            <text:p>N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4" table:formula="of:=IF(ISBLANK([.B88]);&quot;&quot;;(IF([.C88]&lt;=[.G$48];IF([.D88]&lt;=[.H$47];[.H$48];IF([.D88] &lt;=[.I$47];[.I$48];IF([.D88]&gt;=[.J$47];[.J$48];&quot;Error&quot;)));IF([.C88]&lt;=[.G$49];IF([.D88]&lt;=[.H$47];[.H$49];IF([.D88]&lt;=[.I$47];[.I$49];IF([.D88]&gt;=[.J$47];[.J$49];&quot;Error&quot;)));IF([.C88]&gt;=[.G$50];IF([.D88]&lt;=[.H$47];[.H$50];IF([.D88]&lt;=[.I$47];[.I$50];IF([.D88]&gt;=[.J$47];[.J$50];&quot;Error&quot;))))))))" office:value-type="string" office:string-value="Baja">
            <text:p>Baja</text:p>
          </table:table-cell>
          <table:table-cell table:style-name="ce45"/>
          <table:table-cell table:style-name="ce3"/>
          <table:table-cell table:style-name="ce16" table:number-columns-repeated="2"/>
          <table:table-cell table:style-name="ce27"/>
          <table:table-cell table:number-columns-repeated="8"/>
          <table:table-cell table:style-name="Default"/>
          <table:table-cell table:style-name="ce38"/>
          <table:table-cell table:style-name="ce95" office:value-type="string">
            <text:p>DOCU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88];[.AA$83:.AG$100];ROW([.U88])-82;0)" office:value-type="float" office:value="1.23">
            <text:p>1,23</text:p>
          </table:table-cell>
          <table:table-cell table:number-columns-repeated="2"/>
          <table:table-cell table:style-name="ce95" office:value-type="string">
            <text:p>DOCU</text:p>
          </table:table-cell>
          <table:table-cell table:style-name="ce126" office:value-type="float" office:value="0.81">
            <text:p>0,8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1">
            <text:p>1,11</text:p>
          </table:table-cell>
          <table:table-cell table:style-name="ce129" office:value-type="float" office:value="1.23">
            <text:p>1,23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89]);&quot;&quot;;(IF([.C89]&lt;=[.G$48];IF([.D89]&lt;=[.H$47];[.H$48];IF([.D89] &lt;=[.I$47];[.I$48];IF([.D89]&gt;=[.J$47];[.J$48];&quot;Error&quot;)));IF([.C89]&lt;=[.G$49];IF([.D89]&lt;=[.H$47];[.H$49];IF([.D89]&lt;=[.I$47];[.I$49];IF([.D89]&gt;=[.J$47];[.J$49];&quot;Error&quot;)));IF([.C89]&gt;=[.G$50];IF([.D89]&lt;=[.H$47];[.H$50];IF([.D89]&lt;=[.I$47];[.I$50];IF([.D89]&gt;=[.J$47];[.J$50];&quot;Error&quot;))))))))">
            <text:p/>
          </table:table-cell>
          <table:table-cell table:style-name="ce42" office:value-type="string">
            <text:p>0 - 1</text:p>
          </table:table-cell>
          <table:table-cell table:style-name="ce39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8"/>
          <table:table-cell table:style-name="Default"/>
          <table:table-cell table:style-name="ce105" office:value-type="string">
            <text:p>Atributos de Plataforma</text:p>
          </table:table-cell>
          <table:table-cell table:style-name="ce95" office:value-type="string">
            <text:p>TIME</text:p>
          </table:table-cell>
          <table:table-cell table:style-name="ce114"/>
          <table:table-cell table:style-name="ce118" table:content-validation-name="val1" office:value-type="string">
            <text:p>Extra_Alto</text:p>
          </table:table-cell>
          <table:table-cell table:style-name="ce120" table:formula="of:=HLOOKUP([.W89];[.AA$83:.AG$100];ROW([.U89])-82;0)" office:value-type="float" office:value="1.63">
            <text:p>1,63</text:p>
          </table:table-cell>
          <table:table-cell table:number-columns-repeated="2"/>
          <table:table-cell table:style-name="ce95" office:value-type="string">
            <text:p>TIME</text:p>
          </table:table-cell>
          <table:table-cell table:style-name="ce126"/>
          <table:table-cell table:style-name="ce129"/>
          <table:table-cell table:style-name="ce129" office:value-type="float" office:value="1">
            <text:p>1</text:p>
          </table:table-cell>
          <table:table-cell table:style-name="ce129" office:value-type="float" office:value="1.11">
            <text:p>1,11</text:p>
          </table:table-cell>
          <table:table-cell table:style-name="ce129" office:value-type="float" office:value="1.29">
            <text:p>1,29</text:p>
          </table:table-cell>
          <table:table-cell table:style-name="ce132" office:value-type="float" office:value="1.63">
            <text:p>1,6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0]);&quot;&quot;;(IF([.C90]&lt;=[.G$48];IF([.D90]&lt;=[.H$47];[.H$48];IF([.D90] &lt;=[.I$47];[.I$48];IF([.D90]&gt;=[.J$47];[.J$48];&quot;Error&quot;)));IF([.C90]&lt;=[.G$49];IF([.D90]&lt;=[.H$47];[.H$49];IF([.D90]&lt;=[.I$47];[.I$49];IF([.D90]&gt;=[.J$47];[.J$49];&quot;Error&quot;)));IF([.C90]&gt;=[.G$50];IF([.D90]&lt;=[.H$47];[.H$50];IF([.D90]&lt;=[.I$47];[.I$50];IF([.D90]&gt;=[.J$47];[.J$50];&quot;Error&quot;))))))))">
            <text:p/>
          </table:table-cell>
          <table:table-cell table:style-name="ce42" office:value-type="string">
            <text:p>2 – 3</text:p>
          </table:table-cell>
          <table:table-cell table:style-name="ce39" office:value-type="float" office:value="3">
            <text:p>3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STOR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90];[.AA$83:.AG$100];ROW([.U90])-82;0)" office:value-type="float" office:value="1">
            <text:p>1</text:p>
          </table:table-cell>
          <table:table-cell table:number-columns-repeated="2"/>
          <table:table-cell table:style-name="ce95" office:value-type="string">
            <text:p>STOR</text:p>
          </table:table-cell>
          <table:table-cell table:style-name="ce126"/>
          <table:table-cell table:style-name="ce129"/>
          <table:table-cell table:style-name="ce129" office:value-type="float" office:value="1">
            <text:p>1</text:p>
          </table:table-cell>
          <table:table-cell table:style-name="ce129" office:value-type="float" office:value="1.05">
            <text:p>1,05</text:p>
          </table:table-cell>
          <table:table-cell table:style-name="ce129" office:value-type="float" office:value="1.17">
            <text:p>1,17</text:p>
          </table:table-cell>
          <table:table-cell table:style-name="ce132" office:value-type="float" office:value="1.46">
            <text:p>1,4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table:style-name="ce26"/>
          <table:table-cell/>
          <table:table-cell table:style-name="ce34" table:formula="of:=IF(ISBLANK([.B91]);&quot;&quot;;(IF([.C91]&lt;=[.G$48];IF([.D91]&lt;=[.H$47];[.H$48];IF([.D91] &lt;=[.I$47];[.I$48];IF([.D91]&gt;=[.J$47];[.J$48];&quot;Error&quot;)));IF([.C91]&lt;=[.G$49];IF([.D91]&lt;=[.H$47];[.H$49];IF([.D91]&lt;=[.I$47];[.I$49];IF([.D91]&gt;=[.J$47];[.J$49];&quot;Error&quot;)));IF([.C91]&gt;=[.G$50];IF([.D91]&lt;=[.H$47];[.H$50];IF([.D91]&lt;=[.I$47];[.I$50];IF([.D91]&gt;=[.J$47];[.J$50];&quot;Error&quot;))))))))">
            <text:p/>
          </table:table-cell>
          <table:table-cell table:style-name="ce43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57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VOL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91];[.AA$83:.AG$100];ROW([.U91])-82;0)" office:value-type="float" office:value="1.15">
            <text:p>1,15</text:p>
          </table:table-cell>
          <table:table-cell table:number-columns-repeated="2"/>
          <table:table-cell table:style-name="ce95" office:value-type="string">
            <text:p>PVOL</text:p>
          </table:table-cell>
          <table:table-cell table:style-name="ce126"/>
          <table:table-cell table:style-name="ce129" office:value-type="float" office:value="0.87">
            <text:p>0,87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5">
            <text:p>1,15</text:p>
          </table:table-cell>
          <table:table-cell table:style-name="ce129" office:value-type="float" office:value="1.3">
            <text:p>1,3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2]);&quot;&quot;;(IF([.C92]&lt;=[.G$48];IF([.D92]&lt;=[.H$47];[.H$48];IF([.D92] &lt;=[.I$47];[.I$48];IF([.D92]&gt;=[.J$47];[.J$48];&quot;Error&quot;)));IF([.C92]&lt;=[.G$49];IF([.D92]&lt;=[.H$47];[.H$49];IF([.D92]&lt;=[.I$47];[.I$49];IF([.D92]&gt;=[.J$47];[.J$49];&quot;Error&quot;)));IF([.C92]&gt;=[.G$50];IF([.D92]&lt;=[.H$47];[.H$50];IF([.D92]&lt;=[.I$47];[.I$50];IF([.D92]&gt;=[.J$47];[.J$50];&quot;Error&quot;))))))))">
            <text:p/>
          </table:table-cell>
          <table:table-cell table:style-name="ce45"/>
          <table:table-cell table:style-name="ce13" table:number-columns-repeated="2"/>
          <table:table-cell table:number-columns-repeated="10"/>
          <table:table-cell table:style-name="Default"/>
          <table:table-cell table:style-name="ce105" office:value-type="string">
            <text:p>Atributos del Personal</text:p>
          </table:table-cell>
          <table:table-cell table:style-name="ce95" office:value-type="string">
            <text:p>ACAP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92];[.AA$83:.AG$100];ROW([.U92])-82;0)" office:value-type="float" office:value="0.71">
            <text:p>0,71</text:p>
          </table:table-cell>
          <table:table-cell table:number-columns-repeated="2"/>
          <table:table-cell table:style-name="ce95" office:value-type="string">
            <text:p>ACAP</text:p>
          </table:table-cell>
          <table:table-cell table:style-name="ce126" office:value-type="float" office:value="1.42">
            <text:p>1,42</text:p>
          </table:table-cell>
          <table:table-cell table:style-name="ce129" office:value-type="float" office:value="1.19">
            <text:p>1,1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5">
            <text:p>0,85</text:p>
          </table:table-cell>
          <table:table-cell table:style-name="ce129" office:value-type="float" office:value="0.71">
            <text:p>0,7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3]);&quot;&quot;;(IF([.C93]&lt;=[.G$48];IF([.D93]&lt;=[.H$47];[.H$48];IF([.D93] &lt;=[.I$47];[.I$48];IF([.D93]&gt;=[.J$47];[.J$48];&quot;Error&quot;)));IF([.C93]&lt;=[.G$49];IF([.D93]&lt;=[.H$47];[.H$49];IF([.D93]&lt;=[.I$47];[.I$49];IF([.D93]&gt;=[.J$47];[.J$49];&quot;Error&quot;)));IF([.C93]&gt;=[.G$50];IF([.D93]&lt;=[.H$47];[.H$50];IF([.D93]&lt;=[.I$47];[.I$50];IF([.D93]&gt;=[.J$47];[.J$50];&quot;Error&quot;))))))))">
            <text:p/>
          </table:table-cell>
          <table:table-cell table:style-name="ce45"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CAP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93];[.AA$83:.AG$100];ROW([.U93])-82;0)" office:value-type="float" office:value="1.34">
            <text:p>1,34</text:p>
          </table:table-cell>
          <table:table-cell table:number-columns-repeated="2"/>
          <table:table-cell table:style-name="ce95" office:value-type="string">
            <text:p>PCAP</text:p>
          </table:table-cell>
          <table:table-cell table:style-name="ce126" office:value-type="float" office:value="1.34">
            <text:p>1,34</text:p>
          </table:table-cell>
          <table:table-cell table:style-name="ce129" office:value-type="float" office:value="1.15">
            <text:p>1,15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8">
            <text:p>0,88</text:p>
          </table:table-cell>
          <table:table-cell table:style-name="ce129" office:value-type="float" office:value="0.76">
            <text:p>0,76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4]);&quot;&quot;;(IF([.C94]&lt;=[.G$48];IF([.D94]&lt;=[.H$47];[.H$48];IF([.D94] &lt;=[.I$47];[.I$48];IF([.D94]&gt;=[.J$47];[.J$48];&quot;Error&quot;)));IF([.C94]&lt;=[.G$49];IF([.D94]&lt;=[.H$47];[.H$49];IF([.D94]&lt;=[.I$47];[.I$49];IF([.D94]&gt;=[.J$47];[.J$49];&quot;Error&quot;)));IF([.C94]&gt;=[.G$50];IF([.D94]&lt;=[.H$47];[.H$50];IF([.D94]&lt;=[.I$47];[.I$50];IF([.D94]&gt;=[.J$47];[.J$50];&quot;Error&quot;))))))))">
            <text:p/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AEXP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94];[.AA$83:.AG$100];ROW([.U94])-82;0)" office:value-type="float" office:value="1.1">
            <text:p>1,1</text:p>
          </table:table-cell>
          <table:table-cell table:number-columns-repeated="2"/>
          <table:table-cell table:style-name="ce95" office:value-type="string">
            <text:p>AEXP</text:p>
          </table:table-cell>
          <table:table-cell table:style-name="ce126" office:value-type="float" office:value="1.22">
            <text:p>1,22</text:p>
          </table:table-cell>
          <table:table-cell table:style-name="ce129" office:value-type="float" office:value="1.1">
            <text:p>1,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8">
            <text:p>0,88</text:p>
          </table:table-cell>
          <table:table-cell table:style-name="ce129" office:value-type="float" office:value="0.81">
            <text:p>0,8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formula="of:=IF(ISBLANK([.B95]);&quot;&quot;;(IF([.C95]&lt;=[.G$48];IF([.D95]&lt;=[.H$47];[.H$48];IF([.D95] &lt;=[.I$47];[.I$48];IF([.D95]&gt;=[.J$47];[.J$48];&quot;Error&quot;)));IF([.C95]&lt;=[.G$49];IF([.D95]&lt;=[.H$47];[.H$49];IF([.D95]&lt;=[.I$47];[.I$49];IF([.D95]&gt;=[.J$47];[.J$49];&quot;Error&quot;)));IF([.C95]&gt;=[.G$50];IF([.D95]&lt;=[.H$47];[.H$50];IF([.D95]&lt;=[.I$47];[.I$50];IF([.D95]&gt;=[.J$47];[.J$50];&quot;Error&quot;))))))))">
            <text:p/>
          </table:table-cell>
          <table:table-cell table:style-name="ce45"/>
          <table:table-cell table:style-name="ce39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70" office:value-type="float" office:value="7">
            <text:p>7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EXP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95];[.AA$83:.AG$100];ROW([.U95])-82;0)" office:value-type="float" office:value="1">
            <text:p>1</text:p>
          </table:table-cell>
          <table:table-cell table:number-columns-repeated="2"/>
          <table:table-cell table:style-name="ce95" office:value-type="string">
            <text:p>PEXP</text:p>
          </table:table-cell>
          <table:table-cell table:style-name="ce126" office:value-type="float" office:value="1.19">
            <text:p>1,19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0.85">
            <text:p>0,85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formula="of:=IF(ISBLANK([.B96]);&quot;&quot;;(IF([.C96]&lt;=[.G$48];IF([.D96]&lt;=[.H$47];[.H$48];IF([.D96] &lt;=[.I$47];[.I$48];IF([.D96]&gt;=[.J$47];[.J$48];&quot;Error&quot;)));IF([.C96]&lt;=[.G$49];IF([.D96]&lt;=[.H$47];[.H$49];IF([.D96]&lt;=[.I$47];[.I$49];IF([.D96]&gt;=[.J$47];[.J$49];&quot;Error&quot;)));IF([.C96]&gt;=[.G$50];IF([.D96]&lt;=[.H$47];[.H$50];IF([.D96]&lt;=[.I$47];[.I$50];IF([.D96]&gt;=[.J$47];[.J$50];&quot;Error&quot;))))))))">
            <text:p/>
          </table:table-cell>
          <table:table-cell table:style-name="ce45"/>
          <table:table-cell table:style-name="ce39"/>
          <table:table-cell table:style-name="ce18" table:number-columns-repeated="2"/>
          <table:table-cell table:style-name="ce70"/>
          <table:table-cell table:number-columns-repeated="8"/>
          <table:table-cell table:style-name="Default"/>
          <table:table-cell table:style-name="ce38"/>
          <table:table-cell table:style-name="ce95" office:value-type="string">
            <text:p>LTEX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96];[.AA$83:.AG$100];ROW([.U96])-82;0)" office:value-type="float" office:value="0.91">
            <text:p>0,91</text:p>
          </table:table-cell>
          <table:table-cell table:number-columns-repeated="2"/>
          <table:table-cell table:style-name="ce95" office:value-type="string">
            <text:p>LTEX</text:p>
          </table:table-cell>
          <table:table-cell table:style-name="ce126" office:value-type="float" office:value="1.2">
            <text:p>1,2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0.84">
            <text:p>0,84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5"/>
          <table:table-cell table:style-name="ce12" office:value-type="string">
            <text:p>Cantidad</text:p>
          </table:table-cell>
          <table:table-cell table:style-name="ce23"/>
          <table:table-cell table:style-name="ce63"/>
          <table:table-cell table:style-name="ce71"/>
          <table:table-cell table:style-name="ce79"/>
          <table:table-cell table:number-columns-repeated="7"/>
          <table:table-cell table:style-name="Default"/>
          <table:table-cell table:style-name="ce38"/>
          <table:table-cell table:style-name="ce95" office:value-type="string">
            <text:p>PCON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97];[.AA$83:.AG$100];ROW([.U97])-82;0)" office:value-type="float" office:value="0.81">
            <text:p>0,81</text:p>
          </table:table-cell>
          <table:table-cell table:number-columns-repeated="2"/>
          <table:table-cell table:style-name="ce95" office:value-type="string">
            <text:p>PCON</text:p>
          </table:table-cell>
          <table:table-cell table:style-name="ce126" office:value-type="float" office:value="1.29">
            <text:p>1,29</text:p>
          </table:table-cell>
          <table:table-cell table:style-name="ce129" office:value-type="float" office:value="1.12">
            <text:p>1,12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">
            <text:p>0,9</text:p>
          </table:table-cell>
          <table:table-cell table:style-name="ce129" office:value-type="float" office:value="0.81">
            <text:p>0,8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Ver Datos de un Dispositivo</text:p>
          </table:table-cell>
          <table:table-cell table:number-columns-repeated="2"/>
          <table:table-cell table:style-name="ce33"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13"/>
          <table:table-cell table:style-name="Default"/>
          <table:table-cell table:style-name="ce105" office:value-type="string">
            <text:p>Atributos del Proyecto</text:p>
          </table:table-cell>
          <table:table-cell table:style-name="ce95" office:value-type="string">
            <text:p>TOOL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98];[.AA$83:.AG$100];ROW([.U98])-82;0)" office:value-type="float" office:value="1.17">
            <text:p>1,17</text:p>
          </table:table-cell>
          <table:table-cell table:number-columns-repeated="2"/>
          <table:table-cell table:style-name="ce95" office:value-type="string">
            <text:p>TOOL</text:p>
          </table:table-cell>
          <table:table-cell table:style-name="ce126" office:value-type="float" office:value="1.17">
            <text:p>1,17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">
            <text:p>0,9</text:p>
          </table:table-cell>
          <table:table-cell table:style-name="ce129" office:value-type="float" office:value="0.78">
            <text:p>0,78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Preguntar por IP de Punto de Acceso</text:p>
          </table:table-cell>
          <table:table-cell table:number-columns-repeated="2"/>
          <table:table-cell table:style-name="ce33"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office:value-type="string" office:string-value="Alta">
            <text:p>Alta</text:p>
          </table:table-cell>
          <table:table-cell table:number-columns-repeated="13"/>
          <table:table-cell table:style-name="Default"/>
          <table:table-cell table:style-name="ce38"/>
          <table:table-cell table:style-name="ce95" office:value-type="string">
            <text:p>SITE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99];[.AA$83:.AG$100];ROW([.U99])-82;0)" office:value-type="float" office:value="1.09">
            <text:p>1,09</text:p>
          </table:table-cell>
          <table:table-cell table:number-columns-repeated="2"/>
          <table:table-cell table:style-name="ce95" office:value-type="string">
            <text:p>SITE</text:p>
          </table:table-cell>
          <table:table-cell table:style-name="ce126" office:value-type="float" office:value="1.22">
            <text:p>1,22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3">
            <text:p>0,93</text:p>
          </table:table-cell>
          <table:table-cell table:style-name="ce129" office:value-type="float" office:value="0.86">
            <text:p>0,86</text:p>
          </table:table-cell>
          <table:table-cell table:style-name="ce132" office:value-type="float" office:value="0.8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/>
          <table:table-cell table:style-name="ce33"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8"/>
          <table:table-cell table:style-name="ce95" office:value-type="string">
            <text:p>SCED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100];[.AA$83:.AG$100];ROW([.U100])-82;0)" office:value-type="float" office:value="1.43">
            <text:p>1,43</text:p>
          </table:table-cell>
          <table:table-cell table:number-columns-repeated="2"/>
          <table:table-cell table:style-name="ce95" office:value-type="string">
            <text:p>SCED</text:p>
          </table:table-cell>
          <table:table-cell table:style-name="ce127" office:value-type="float" office:value="1.43">
            <text:p>1,43</text:p>
          </table:table-cell>
          <table:table-cell table:style-name="ce130" office:value-type="float" office:value="1.14">
            <text:p>1,14</text:p>
          </table:table-cell>
          <table:table-cell table:number-columns-repeated="3" table:style-name="ce130" office:value-type="float" office:value="1">
            <text:p>1</text:p>
          </table:table-cell>
          <table:table-cell table:style-name="ce133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office:value-type="string">
            <text:p>Temporizar</text:p>
          </table:table-cell>
          <table:table-cell table:number-columns-repeated="2"/>
          <table:table-cell table:style-name="ce33"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office:value-type="string" office:string-value="Media">
            <text:p>Media</text:p>
          </table:table-cell>
          <table:table-cell table:number-columns-repeated="13"/>
          <table:table-cell table:style-name="Default"/>
          <table:table-cell table:style-name="ce106"/>
          <table:table-cell table:style-name="ce108" office:value-type="string">
            <text:p>EM</text:p>
          </table:table-cell>
          <table:table-cell table:style-name="ce108" table:number-columns-repeated="2"/>
          <table:table-cell table:style-name="ce121" table:formula="of:=PRODUCT([.X84:.X100])" office:value-type="float" office:value="2.56130522999547">
            <text:p>2,56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style-name="ce33"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41"/>
          <table:table-cell table:style-name="ce109" office:value-type="string">
            <text:p>EM-sin-SCED</text:p>
          </table:table-cell>
          <table:table-cell table:style-name="ce115" table:number-columns-repeated="2"/>
          <table:table-cell table:style-name="ce122" table:formula="of:=PRODUCT([.X84:.X99])" office:value-type="float" office:value="1.79112253845837">
            <text:p>1,79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2"/>
          <table:table-cell table:style-name="ce23" table:number-columns-repeated="2"/>
          <table:table-cell table:style-name="ce33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53" office:value-type="string">
            <text:p>Muy Bajo</text:p>
          </table:table-cell>
          <table:table-cell table:style-name="ce53" office:value-type="string">
            <text:p>Bajo</text:p>
          </table:table-cell>
          <table:table-cell table:style-name="ce53" office:value-type="string">
            <text:p>Nominal</text:p>
          </table:table-cell>
          <table:table-cell table:style-name="ce53" office:value-type="string">
            <text:p>Alto</text:p>
          </table:table-cell>
          <table:table-cell table:style-name="ce53" office:value-type="string">
            <text:p>Muy Alto</text:p>
          </table:table-cell>
          <table:table-cell table:style-name="ce53" office:value-type="string">
            <text:p>Extra Alto</text:p>
          </table:table-cell>
          <table:table-cell table:style-name="ce13"/>
          <table:table-cell table:style-name="Default"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2" office:value-type="string">
            <text:p>M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Nivel</text:p>
          </table:table-cell>
          <table:table-cell table:style-name="ce90" office:value-type="string">
            <text:p>Valor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PREC</text:p>
          </table:table-cell>
          <table:table-cell table:style-name="ce80" office:value-type="float" office:value="6.2">
            <text:p>6,2</text:p>
          </table:table-cell>
          <table:table-cell table:style-name="ce80" office:value-type="float" office:value="4.96">
            <text:p>4,96</text:p>
          </table:table-cell>
          <table:table-cell table:style-name="ce80" office:value-type="float" office:value="3.72">
            <text:p>3,72</text:p>
          </table:table-cell>
          <table:table-cell table:style-name="ce80" office:value-type="float" office:value="2.48">
            <text:p>2,48</text:p>
          </table:table-cell>
          <table:table-cell table:style-name="ce80" office:value-type="float" office:value="1.24">
            <text:p>1,24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MB</text:p>
          </table:table-cell>
          <table:table-cell table:style-name="ce116" table:formula="of:=VLOOKUP([.N113];[.N112:.T117];VLOOKUP([.U113];[.N$121:.O$126];2;0);0)" office:value-type="float" office:value="6.2">
            <text:p>6,2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FLEX</text:p>
          </table:table-cell>
          <table:table-cell table:style-name="ce80" office:value-type="float" office:value="5.07">
            <text:p>5,07</text:p>
          </table:table-cell>
          <table:table-cell table:style-name="ce80" office:value-type="float" office:value="4.05">
            <text:p>4,05</text:p>
          </table:table-cell>
          <table:table-cell table:style-name="ce80" office:value-type="float" office:value="3.04">
            <text:p>3,04</text:p>
          </table:table-cell>
          <table:table-cell table:style-name="ce80" office:value-type="float" office:value="2.03">
            <text:p>2,03</text:p>
          </table:table-cell>
          <table:table-cell table:style-name="ce80" office:value-type="float" office:value="1.01">
            <text:p>1,0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B</text:p>
          </table:table-cell>
          <table:table-cell table:style-name="ce116" table:formula="of:=VLOOKUP([.N114];[.N113:.T118];VLOOKUP([.U114];[.N$121:.O$126];2;0);0)" office:value-type="float" office:value="4.05">
            <text:p>4,05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RESL</text:p>
          </table:table-cell>
          <table:table-cell table:style-name="ce80" office:value-type="float" office:value="7.07">
            <text:p>7,07</text:p>
          </table:table-cell>
          <table:table-cell table:style-name="ce80" office:value-type="float" office:value="5.65">
            <text:p>5,65</text:p>
          </table:table-cell>
          <table:table-cell table:style-name="ce80" office:value-type="float" office:value="4.24">
            <text:p>4,24</text:p>
          </table:table-cell>
          <table:table-cell table:style-name="ce80" office:value-type="float" office:value="2.83">
            <text:p>2,83</text:p>
          </table:table-cell>
          <table:table-cell table:style-name="ce80" office:value-type="float" office:value="1.41">
            <text:p>1,4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A</text:p>
          </table:table-cell>
          <table:table-cell table:style-name="ce116" table:formula="of:=VLOOKUP([.N115];[.N114:.T119];VLOOKUP([.U115];[.N$121:.O$126];2;0);0)" office:value-type="float" office:value="2.83">
            <text:p>2,83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TEAM</text:p>
          </table:table-cell>
          <table:table-cell table:style-name="ce80" office:value-type="float" office:value="5.48">
            <text:p>5,48</text:p>
          </table:table-cell>
          <table:table-cell table:style-name="ce80" office:value-type="float" office:value="4.38">
            <text:p>4,38</text:p>
          </table:table-cell>
          <table:table-cell table:style-name="ce80" office:value-type="float" office:value="3.29">
            <text:p>3,29</text:p>
          </table:table-cell>
          <table:table-cell table:style-name="ce80" office:value-type="float" office:value="2.19">
            <text:p>2,19</text:p>
          </table:table-cell>
          <table:table-cell table:style-name="ce80" office:value-type="float" office:value="1.1">
            <text:p>1,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116" table:formula="of:=VLOOKUP([.N116];[.N115:.T120];VLOOKUP([.U116];[.N$121:.O$126];2;0);0)" office:value-type="float" office:value="1.1">
            <text:p>1,1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PMAT</text:p>
          </table:table-cell>
          <table:table-cell table:style-name="ce80" office:value-type="float" office:value="7.8">
            <text:p>7,8</text:p>
          </table:table-cell>
          <table:table-cell table:style-name="ce80" office:value-type="float" office:value="6.24">
            <text:p>6,24</text:p>
          </table:table-cell>
          <table:table-cell table:style-name="ce80" office:value-type="float" office:value="4.68">
            <text:p>4,68</text:p>
          </table:table-cell>
          <table:table-cell table:style-name="ce80" office:value-type="float" office:value="3.12">
            <text:p>3,12</text:p>
          </table:table-cell>
          <table:table-cell table:style-name="ce80" office:value-type="float" office:value="1.56">
            <text:p>1,56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EA</text:p>
          </table:table-cell>
          <table:table-cell table:style-name="ce116" table:formula="of:=VLOOKUP([.N117];[.N116:.T121];VLOOKUP([.U117];[.N$121:.O$126];2;0);0)" office:value-type="float" office:value="0">
            <text:p>0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ce110" office:value-type="string">
            <text:p>SUMA</text:p>
          </table:table-cell>
          <table:table-cell table:style-name="ce110" table:formula="of:=SUM([.V113:.V117])" office:value-type="float" office:value="14.18">
            <text:p>14,18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/>
          <table:table-cell table:style-name="ce117"/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>
            <text:p>MB</text:p>
          </table:table-cell>
          <table:table-cell table:style-name="ce96"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B</text:p>
          </table:table-cell>
          <table:table-cell table:style-name="ce97"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N</text:p>
          </table:table-cell>
          <table:table-cell table:style-name="ce97"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A</text:p>
          </table:table-cell>
          <table:table-cell table:style-name="ce97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MA</text:p>
          </table:table-cell>
          <table:table-cell table:style-name="ce97"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1" office:value-type="string">
            <text:p>EA</text:p>
          </table:table-cell>
          <table:table-cell table:style-name="ce49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H58:Sheet1.AH6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6/04/2019</text:date>, <text:time>21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44M12S</meta:editing-duration>
    <meta:editing-cycles>276</meta:editing-cycles>
    <meta:generator>OpenOffice/4.1.6$Win32 OpenOffice.org_project/416m1$Build-9790</meta:generator>
    <dc:date>2019-04-06T21:25:17.39</dc:date>
    <meta:document-statistic meta:table-count="3" meta:cell-count="1465" meta:object-count="1"/>
    <meta:user-defined meta:name="Info 1"/>
    <meta:user-defined meta:name="Info 2"/>
    <meta:user-defined meta:name="Info 3"/>
    <meta:user-defined meta:name="Info 4"/>
  </office:meta>
</office:document-meta>
</file>